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Extends_5f_conn">
      <style:graphic-properties draw:stroke-linejoin="miter" draw:auto-grow-height="false" fo:min-height="0.66cm" fo:min-width="3.708cm"/>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Extends_5f_conn">
      <style:graphic-properties draw:stroke-linejoin="miter" draw:auto-grow-height="false" fo:min-height="0.66cm" fo:min-width="5.576cm"/>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4" style:family="graphic" style:parent-style-name="RequiredClass">
      <style:graphic-properties fo:min-height="0.769cm" fo:min-width="4.329cm"/>
      <style:paragraph-properties style:writing-mode="lr-tb"/>
    </style:style>
    <style:style style:name="gr215" style:family="graphic" style:parent-style-name="RequiredClass">
      <style:graphic-properties fo:min-height="0.769cm" fo:min-width="4.011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9" style:family="graphic" style:parent-style-name="standard">
      <style:graphic-properties draw:stroke="none" draw:fill="none" fo:min-height="1.908cm"/>
      <style:paragraph-properties style:writing-mode="lr-tb"/>
    </style:style>
    <style:style style:name="gr220" style:family="graphic" style:parent-style-name="standard">
      <style:graphic-properties draw:stroke="none" draw:fill="none" fo:min-height="0.713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2" style:family="graphic" style:parent-style-name="standard">
      <style:graphic-properties draw:stroke="none" draw:fill="none" fo:min-height="3.153cm"/>
      <style:paragraph-properties style:writing-mode="lr-tb"/>
    </style:style>
    <style:style style:name="gr223" style:family="graphic" style:parent-style-name="OptionalDeco">
      <style:graphic-properties fo:min-height="0.55cm" fo:min-width="3.782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8" style:family="graphic" style:parent-style-name="standard">
      <style:graphic-properties svg:stroke-color="#3465a4" draw:textarea-vertical-align="middle"/>
    </style:style>
    <style:style style:name="gr229" style:family="graphic" style:parent-style-name="standard">
      <style:graphic-properties draw:textarea-vertical-align="middle"/>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2" style:family="graphic" style:parent-style-name="OptionalDeco">
      <style:graphic-properties fo:min-height="0.55cm" fo:min-width="3.767cm"/>
      <style:paragraph-properties style:writing-mode="lr-tb"/>
    </style:style>
    <style:style style:name="gr233" style:family="graphic" style:parent-style-name="OptionalDeco">
      <style:graphic-properties fo:min-height="0.55cm" fo:min-width="3.77cm"/>
      <style:paragraph-properties style:writing-mode="lr-tb"/>
    </style:style>
    <style:style style:name="gr234" style:family="graphic" style:parent-style-name="OptionalDeco">
      <style:graphic-properties draw:fill-color="#ffffff" fo:min-height="0.55cm" fo:min-width="3.77cm"/>
      <style:paragraph-properties style:writing-mode="lr-tb"/>
    </style:style>
    <style:style style:name="gr235"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6" style:family="graphic" style:parent-style-name="standard">
      <style:graphic-properties draw:stroke="none" draw:fill="none" fo:min-height="3.053cm"/>
      <style:paragraph-properties style:writing-mode="lr-tb"/>
    </style:style>
    <style:style style:name="gr237" style:family="graphic" style:parent-style-name="OptionalDeco">
      <style:graphic-properties fo:min-height="0.55cm" fo:min-width="3.898cm"/>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2" style:family="graphic" style:parent-style-name="Calls">
      <style:graphic-properties/>
    </style:style>
    <style:style style:name="gr243" style:family="graphic" style:parent-style-name="standard">
      <style:graphic-properties draw:fill-color="#729fcf" draw:textarea-vertical-align="middle"/>
    </style:style>
    <style:style style:name="gr244"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5" style:family="graphic" style:parent-style-name="RequiredClass">
      <style:graphic-properties fo:min-height="0.55cm" fo:min-width="3.898cm"/>
      <style:paragraph-properties style:writing-mode="lr-tb"/>
    </style:style>
    <style:style style:name="gr246" style:family="graphic" style:parent-style-name="DecoGroup">
      <style:graphic-properties fo:min-height="17.961cm" fo:min-width="12.916cm"/>
      <style:paragraph-properties style:writing-mode="lr-tb"/>
    </style:style>
    <style:style style:name="gr247" style:family="graphic" style:parent-style-name="RequiredClass">
      <style:graphic-properties fo:min-height="0.55cm" fo:min-width="4.011cm"/>
      <style:paragraph-properties style:writing-mode="lr-tb"/>
    </style:style>
    <style:style style:name="gr248" style:family="graphic" style:parent-style-name="RequiredClass">
      <style:graphic-properties draw:fill-color="#ffa6a6" fo:min-height="0.55cm" fo:min-width="2.63cm"/>
      <style:paragraph-properties style:writing-mode="lr-tb"/>
    </style:style>
    <style:style style:name="gr249" style:family="graphic" style:parent-style-name="RequiredClass">
      <style:graphic-properties draw:fill-color="#ffa6a6" fo:min-height="0.55cm" fo:min-width="2.633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1" style:family="graphic" style:parent-style-name="objectwithoutfill">
      <style:graphic-properties draw:marker-end="Arrow" draw:marker-end-width="0.3cm" draw:fill="none" draw:textarea-vertical-align="middle"/>
    </style:style>
    <style:style style:name="gr252" style:family="graphic" style:parent-style-name="standard">
      <style:graphic-properties draw:stroke="none" draw:fill="none" fo:min-height="3.073cm"/>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6" style:family="graphic" style:parent-style-name="RequiredClass">
      <style:graphic-properties fo:min-height="0.55cm" fo:min-width="2.689cm"/>
      <style:paragraph-properties style:writing-mode="lr-tb"/>
    </style:style>
    <style:style style:name="gr257" style:family="graphic" style:parent-style-name="RequiredClass">
      <style:graphic-properties fo:min-height="0.55cm" fo:min-width="2.399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OptionalDeco">
      <style:graphic-properties draw:fill-color="#ffffff" fo:min-height="0.55cm" fo:min-width="3.767cm"/>
      <style:paragraph-properties style:writing-mode="lr-tb"/>
    </style:style>
    <style:style style:name="gr262" style:family="graphic" style:parent-style-name="OptionalDeco">
      <style:graphic-properties draw:fill-color="#ffffff"/>
      <style:paragraph-properties style:writing-mode="lr-tb"/>
    </style:style>
    <style:style style:name="gr263" style:family="graphic" style:parent-style-name="standard">
      <style:graphic-properties draw:stroke="none" svg:stroke-color="#000000" draw:fill="none" draw:fill-color="#ffffff" fo:min-height="0.908cm"/>
      <style:paragraph-properties style:writing-mode="lr-tb"/>
    </style:style>
    <style:style style:name="gr264" style:family="graphic" style:parent-style-name="RequiredClass">
      <style:graphic-properties fo:min-height="0.55cm" fo:min-width="2.398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6" style:family="graphic" style:parent-style-name="standard">
      <style:graphic-properties draw:stroke="none" draw:fill="none" fo:min-height="2.12cm"/>
      <style:paragraph-properties style:writing-mode="lr-tb"/>
    </style:style>
    <style:style style:name="gr267" style:family="graphic" style:parent-style-name="OptionalDeco">
      <style:graphic-properties fo:min-height="0.55cm" fo:min-width="4.011cm"/>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DecoGroup">
      <style:graphic-properties/>
      <style:paragraph-properties style:writing-mode="lr-tb"/>
    </style:style>
    <style:style style:name="gr276" style:family="graphic" style:parent-style-name="OptionalDeco">
      <style:graphic-properties draw:fill-color="#ffffff" fo:min-height="0.55cm" fo:min-width="3.693cm"/>
      <style:paragraph-properties style:writing-mode="lr-tb"/>
    </style:style>
    <style:style style:name="gr277" style:family="graphic" style:parent-style-name="OptionalDeco">
      <style:graphic-properties fo:min-height="0.55cm" fo:min-width="3.05cm"/>
      <style:paragraph-properties style:writing-mode="lr-tb"/>
    </style:style>
    <style:style style:name="gr278" style:family="graphic" style:parent-style-name="OptionalDeco">
      <style:graphic-properties fo:min-height="0.549cm" fo:min-width="3.014cm"/>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3" style:family="graphic" style:parent-style-name="standard">
      <style:graphic-properties draw:stroke="none" draw:fill="none" fo:min-height="2.365cm"/>
      <style:paragraph-properties style:writing-mode="lr-tb"/>
    </style:style>
    <style:style style:name="gr284" style:family="graphic" style:parent-style-name="OptionalDeco">
      <style:graphic-properties fo:min-height="0.549cm" fo:min-width="3.693cm"/>
      <style:paragraph-properties style:writing-mode="lr-tb"/>
    </style:style>
    <style:style style:name="gr285" style:family="graphic" style:parent-style-name="OptionalDeco">
      <style:graphic-properties fo:min-height="0.55cm" fo:min-width="3.053cm"/>
      <style:paragraph-properties style:writing-mode="lr-tb"/>
    </style:style>
    <style:style style:name="gr286" style:family="graphic" style:parent-style-name="OptionalDeco">
      <style:graphic-properties fo:min-height="0.549cm" fo:min-width="3.245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RequiredClass">
      <style:graphic-properties fo:min-height="0.55cm" fo:min-width="3.329cm"/>
      <style:paragraph-properties style:writing-mode="lr-tb"/>
    </style:style>
    <style:style style:name="gr291" style:family="graphic" style:parent-style-name="RequiredClass">
      <style:graphic-properties fo:min-height="0.55cm" fo:min-width="3.328cm"/>
      <style:paragraph-properties style:writing-mode="lr-tb"/>
    </style:style>
    <style:style style:name="gr292" style:family="graphic" style:parent-style-name="RequiredClass">
      <style:graphic-properties fo:min-height="0.55cm" fo:min-width="3.325cm"/>
      <style:paragraph-properties style:writing-mode="lr-tb"/>
    </style:style>
    <style:style style:name="gr293" style:family="graphic" style:parent-style-name="standard">
      <style:graphic-properties draw:stroke="none" draw:fill="none" fo:min-height="1.486cm"/>
      <style:paragraph-properties style:writing-mode="lr-tb"/>
    </style:style>
    <style:style style:name="gr294" style:family="graphic" style:parent-style-name="RequiredClass">
      <style:graphic-properties draw:fill-color="#ffa6a6" fo:min-height="0.55cm" fo:min-width="3.328cm"/>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graphic-properties draw:stroke="none" draw:fill="none" fo:min-height="6.699cm"/>
      <style:paragraph-properties style:writing-mode="lr-tb"/>
    </style:style>
    <style:style style:name="gr3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6" style:family="graphic" style:parent-style-name="RequiredClass">
      <style:graphic-properties fo:min-height="0.55cm" fo:min-width="3.513cm"/>
      <style:paragraph-properties style:writing-mode="lr-tb"/>
    </style:style>
    <style:style style:name="gr307" style:family="graphic" style:parent-style-name="standard">
      <style:graphic-properties draw:stroke="none" draw:fill="none" fo:min-height="0.395cm"/>
      <style:paragraph-properties style:writing-mode="lr-tb"/>
    </style:style>
    <style:style style:name="gr308" style:family="graphic" style:parent-style-name="standard">
      <style:graphic-properties draw:stroke="none" draw:fill="none" fo:min-height="0.789cm"/>
      <style:paragraph-properties style:writing-mode="lr-tb"/>
    </style:style>
    <style:style style:name="gr3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graphic-properties draw:stroke="none" draw:fill="none" fo:min-height="1.183cm"/>
      <style:paragraph-properties style:writing-mode="lr-tb"/>
    </style:style>
    <style:style style:name="gr312" style:family="graphic" style:parent-style-name="DecoGroup">
      <style:graphic-properties fo:min-height="4.025cm" fo:min-width="25.377cm"/>
      <style:paragraph-properties style:writing-mode="lr-tb"/>
    </style:style>
    <style:style style:name="gr313" style:family="graphic" style:parent-style-name="RequiredClass">
      <style:graphic-properties fo:min-height="0.549cm" fo:min-width="3.039cm"/>
      <style:paragraph-properties style:writing-mode="lr-tb"/>
    </style:style>
    <style:style style:name="gr314" style:family="graphic" style:parent-style-name="RequiredClass">
      <style:graphic-properties fo:min-height="0.55cm" fo:min-width="3.66cm"/>
      <style:paragraph-properties style:writing-mode="lr-tb"/>
    </style:style>
    <style:style style:name="gr315" style:family="graphic" style:parent-style-name="RequiredClass">
      <style:graphic-properties fo:min-height="0.55cm" fo:min-width="2.765cm"/>
      <style:paragraph-properties style:writing-mode="lr-tb"/>
    </style:style>
    <style:style style:name="gr316" style:family="graphic" style:parent-style-name="RequiredClass">
      <style:graphic-properties fo:min-height="0.55cm" fo:min-width="1.776cm"/>
      <style:paragraph-properties style:writing-mode="lr-tb"/>
    </style:style>
    <style:style style:name="gr317" style:family="graphic" style:parent-style-name="OptionalDeco">
      <style:graphic-properties fo:min-height="0.55cm" fo:min-width="3.694cm"/>
      <style:paragraph-properties style:writing-mode="lr-tb"/>
    </style:style>
    <style:style style:name="gr318" style:family="graphic" style:parent-style-name="OptionalDeco">
      <style:graphic-properties fo:min-height="1.056cm" fo:min-width="4.286cm"/>
      <style:paragraph-properties style:writing-mode="lr-tb"/>
    </style:style>
    <style:style style:name="gr319" style:family="graphic" style:parent-style-name="OptionalDeco">
      <style:graphic-properties fo:min-height="1.056cm" fo:min-width="4.487cm"/>
      <style:paragraph-properties style:writing-mode="lr-tb"/>
    </style:style>
    <style:style style:name="gr320" style:family="graphic" style:parent-style-name="RequiredClass">
      <style:graphic-properties fo:min-height="0.55cm" fo:min-width="5.699cm"/>
      <style:paragraph-properties style:writing-mode="lr-tb"/>
    </style:style>
    <style:style style:name="gr321" style:family="graphic" style:parent-style-name="RequiredClass">
      <style:graphic-properties fo:min-height="0.549cm" fo:min-width="4.011cm"/>
      <style:paragraph-properties style:writing-mode="lr-tb"/>
    </style:style>
    <style:style style:name="gr322" style:family="graphic" style:parent-style-name="RequiredClass">
      <style:graphic-properties fo:min-height="0.549cm" fo:min-width="3.997cm"/>
      <style:paragraph-properties style:writing-mode="lr-tb"/>
    </style:style>
    <style:style style:name="gr3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5" style:family="graphic" style:parent-style-name="OptionalDeco">
      <style:graphic-properties fo:min-height="0.549cm" fo:min-width="3.122cm"/>
      <style:paragraph-properties style:writing-mode="lr-tb"/>
    </style:style>
    <style:style style:name="gr326" style:family="graphic" style:parent-style-name="RequiredClass">
      <style:graphic-properties draw:fill-color="#ffa6a6"/>
      <style:paragraph-properties style:writing-mode="lr-tb"/>
    </style:style>
    <style:style style:name="gr327" style:family="graphic" style:parent-style-name="RequiredClass">
      <style:graphic-properties draw:fill-color="#ffa6a6" fo:min-height="0.55cm" fo:min-width="2.515cm"/>
      <style:paragraph-properties style:writing-mode="lr-tb"/>
    </style:style>
    <style:style style:name="gr328" style:family="graphic" style:parent-style-name="RequiredClass">
      <style:graphic-properties draw:fill-color="#ffa6a6" fo:min-height="0.55cm" fo:min-width="3.898cm"/>
      <style:paragraph-properties style:writing-mode="lr-tb"/>
    </style:style>
    <style:style style:name="gr329" style:family="graphic" style:parent-style-name="RequiredClass">
      <style:graphic-properties draw:fill-color="#ffa6a6" fo:min-height="0.55cm" fo:min-width="2.608cm"/>
      <style:paragraph-properties style:writing-mode="lr-tb"/>
    </style:style>
    <style:style style:name="gr330" style:family="graphic" style:parent-style-name="RequiredClass">
      <style:graphic-properties draw:fill-color="#ffa6a6" fo:min-height="0.55cm" fo:min-width="2.747cm"/>
      <style:paragraph-properties style:writing-mode="lr-tb"/>
    </style:style>
    <style:style style:name="gr331" style:family="graphic" style:parent-style-name="RequiredClass">
      <style:graphic-properties draw:fill-color="#ffa6a6" fo:min-height="0.55cm" fo:min-width="3.194cm"/>
      <style:paragraph-properties style:writing-mode="lr-tb"/>
    </style:style>
    <style:style style:name="gr332" style:family="graphic" style:parent-style-name="standard">
      <style:graphic-properties draw:stroke="none" draw:fill="none" fo:min-height="4.026cm"/>
      <style:paragraph-properties style:writing-mode="lr-tb"/>
    </style:style>
    <style:style style:name="gr333" style:family="graphic" style:parent-style-name="OptionalDeco">
      <style:graphic-properties fo:min-height="0.55cm" fo:min-width="3.852cm"/>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graphic-properties draw:stroke="none" draw:fill="none" fo:min-height="1.969cm"/>
      <style:paragraph-properties style:writing-mode="lr-tb"/>
    </style:style>
    <style:style style:name="gr338" style:family="graphic" style:parent-style-name="standard">
      <style:graphic-properties draw:stroke="none" draw:fill="none" fo:min-height="0.487cm"/>
      <style:paragraph-properties style:writing-mode="lr-tb"/>
    </style:style>
    <style:style style:name="gr339" style:family="graphic" style:parent-style-name="standard">
      <style:graphic-properties draw:stroke="none" svg:stroke-color="#000000" draw:fill="none" draw:fill-color="#ffffff" fo:min-height="1.014cm"/>
      <style:paragraph-properties style:writing-mode="lr-tb"/>
    </style:style>
    <style:style style:name="gr340" style:family="graphic" style:parent-style-name="standard">
      <style:graphic-properties draw:stroke="none" draw:fill="none" fo:min-height="4.025cm"/>
      <style:paragraph-properties style:writing-mode="lr-tb"/>
    </style:style>
    <style:style style:name="gr341" style:family="graphic" style:parent-style-name="standard">
      <style:graphic-properties draw:stroke="none" draw:fill="none" fo:min-height="9.364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OptionalDeco">
      <style:graphic-properties fo:min-height="0.55cm" fo:min-width="3.884cm"/>
      <style:paragraph-properties style:writing-mode="lr-tb"/>
    </style:style>
    <style:style style:name="gr346"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7"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8" style:family="graphic" style:parent-style-name="standard">
      <style:graphic-properties draw:stroke="none" svg:stroke-color="#000000" draw:fill="none" draw:fill-color="#ffffff" fo:min-height="4.335cm"/>
      <style:paragraph-properties style:writing-mode="lr-tb"/>
    </style:style>
    <style:style style:name="gr349" style:family="graphic" style:parent-style-name="OptionalDeco">
      <style:graphic-properties fo:min-height="0.504cm" fo:min-width="3.909cm"/>
      <style:paragraph-properties style:writing-mode="lr-tb"/>
    </style:style>
    <style:style style:name="gr350" style:family="graphic" style:parent-style-name="DecoGroup">
      <style:graphic-properties fo:min-height="3.708cm" fo:min-width="22.451cm"/>
      <style:paragraph-properties style:writing-mode="lr-tb"/>
    </style:style>
    <style:style style:name="gr351" style:family="graphic" style:parent-style-name="DecoGroup">
      <style:graphic-properties fo:min-height="4.926cm" fo:min-width="25.086cm"/>
      <style:paragraph-properties style:writing-mode="lr-tb"/>
    </style:style>
    <style:style style:name="gr352" style:family="graphic" style:parent-style-name="RequiredClass">
      <style:graphic-properties fo:min-height="0.549cm" fo:min-width="3.476cm"/>
      <style:paragraph-properties style:writing-mode="lr-tb"/>
    </style:style>
    <style:style style:name="gr353" style:family="graphic" style:parent-style-name="RequiredClass">
      <style:graphic-properties fo:min-height="0.55cm" fo:min-width="3.232cm"/>
      <style:paragraph-properties style:writing-mode="lr-tb"/>
    </style:style>
    <style:style style:name="gr354" style:family="graphic" style:parent-style-name="RequiredClass">
      <style:graphic-properties fo:min-height="0.549cm" fo:min-width="3.475cm"/>
      <style:paragraph-properties style:writing-mode="lr-tb"/>
    </style:style>
    <style:style style:name="gr355" style:family="graphic" style:parent-style-name="RequiredClass">
      <style:graphic-properties fo:min-height="0.549cm" fo:min-width="3.792cm"/>
      <style:paragraph-properties style:writing-mode="lr-tb"/>
    </style:style>
    <style:style style:name="gr356" style:family="graphic" style:parent-style-name="RequiredClass">
      <style:graphic-properties fo:min-height="0.549cm" fo:min-width="3.391cm"/>
      <style:paragraph-properties style:writing-mode="lr-tb"/>
    </style:style>
    <style:style style:name="gr357" style:family="graphic" style:parent-style-name="DecoGroup">
      <style:graphic-properties fo:min-height="15.556cm" fo:min-width="24.663cm"/>
      <style:paragraph-properties style:writing-mode="lr-tb"/>
    </style:style>
    <style:style style:name="gr358" style:family="graphic" style:parent-style-name="RequiredClass">
      <style:graphic-properties fo:min-height="0.505cm" fo:min-width="2.658cm"/>
      <style:paragraph-properties style:writing-mode="lr-tb"/>
    </style:style>
    <style:style style:name="gr359" style:family="graphic" style:parent-style-name="RequiredClass">
      <style:graphic-properties fo:min-height="0.504cm" fo:min-width="2.866cm"/>
      <style:paragraph-properties style:writing-mode="lr-tb"/>
    </style:style>
    <style:style style:name="gr360" style:family="graphic" style:parent-style-name="RequiredClass">
      <style:graphic-properties fo:min-height="0.504cm" fo:min-width="2.863cm"/>
      <style:paragraph-properties style:writing-mode="lr-tb"/>
    </style:style>
    <style:style style:name="gr361" style:family="graphic" style:parent-style-name="RequiredClass">
      <style:graphic-properties fo:min-height="0.549cm" fo:min-width="3.46cm"/>
      <style:paragraph-properties style:writing-mode="lr-tb"/>
    </style:style>
    <style:style style:name="gr362" style:family="graphic" style:parent-style-name="OptionalDeco">
      <style:graphic-properties fo:min-height="0.549cm" fo:min-width="3.46cm"/>
      <style:paragraph-properties style:writing-mode="lr-tb"/>
    </style:style>
    <style:style style:name="gr363" style:family="graphic" style:parent-style-name="OptionalDeco">
      <style:graphic-properties fo:min-height="0.549cm" fo:min-width="4.329cm"/>
      <style:paragraph-properties style:writing-mode="lr-tb"/>
    </style:style>
    <style:style style:name="gr364" style:family="graphic" style:parent-style-name="RequiredClass">
      <style:graphic-properties fo:min-height="0.504cm" fo:min-width="2.864cm"/>
      <style:paragraph-properties style:writing-mode="lr-tb"/>
    </style:style>
    <style:style style:name="gr365" style:family="graphic" style:parent-style-name="OptionalDeco">
      <style:graphic-properties draw:fill-color="#ffffff" fo:min-height="0.549cm" fo:min-width="3.079cm"/>
      <style:paragraph-properties style:writing-mode="lr-tb"/>
    </style:style>
    <style:style style:name="gr366" style:family="graphic" style:parent-style-name="RequiredClass">
      <style:graphic-properties fo:min-height="0.504cm" fo:min-width="3.526cm"/>
      <style:paragraph-properties style:writing-mode="lr-tb"/>
    </style:style>
    <style:style style:name="gr367" style:family="graphic" style:parent-style-name="RequiredClass">
      <style:graphic-properties draw:fill-color="#ffa6a6" fo:min-height="0.504cm" fo:min-width="3.51cm"/>
      <style:paragraph-properties style:writing-mode="lr-tb"/>
    </style:style>
    <style:style style:name="gr368" style:family="graphic" style:parent-style-name="RequiredClass">
      <style:graphic-properties draw:fill-color="#ffa6a6" fo:min-height="0.504cm" fo:min-width="3.526cm"/>
      <style:paragraph-properties style:writing-mode="lr-tb"/>
    </style:style>
    <style:style style:name="gr369" style:family="graphic" style:parent-style-name="RequiredClass">
      <style:graphic-properties draw:fill-color="#ffffff" fo:min-height="0.504cm" fo:min-width="3.526cm"/>
      <style:paragraph-properties style:writing-mode="lr-tb"/>
    </style:style>
    <style:style style:name="gr370" style:family="graphic" style:parent-style-name="standard">
      <style:graphic-properties draw:textarea-horizontal-align="justify" draw:textarea-vertical-align="middle" draw:auto-grow-height="false" fo:min-height="0.283cm" fo:min-width="0.387cm"/>
    </style:style>
    <style:style style:name="gr371" style:family="graphic" style:parent-style-name="standard">
      <style:graphic-properties draw:stroke="none" draw:fill="none" fo:min-height="8.275cm"/>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5" style:family="graphic" style:parent-style-name="OptionalDeco">
      <style:graphic-properties draw:fill-color="#ffffff" fo:min-height="0.55cm" fo:min-width="4.011cm"/>
      <style:paragraph-properties style:writing-mode="lr-tb"/>
    </style:style>
    <style:style style:name="gr376" style:family="graphic" style:parent-style-name="OptionalDeco">
      <style:graphic-properties draw:fill-color="#ffffff" fo:min-height="0.55cm" fo:min-width="3.898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3" style:family="graphic" style:parent-style-name="standard">
      <style:graphic-properties draw:stroke="none" draw:fill="none" fo:min-height="1.577cm"/>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6" style:family="graphic" style:parent-style-name="DecoGroup">
      <style:graphic-properties fo:min-height="16.6cm" fo:min-width="25.086cm"/>
      <style:paragraph-properties style:writing-mode="lr-tb"/>
    </style:style>
    <style:style style:name="gr387" style:family="graphic" style:parent-style-name="OptionalDeco">
      <style:graphic-properties fo:min-height="0.55cm" fo:min-width="3.208cm"/>
      <style:paragraph-properties style:writing-mode="lr-tb"/>
    </style:style>
    <style:style style:name="gr388" style:family="graphic" style:parent-style-name="OptionalDeco">
      <style:graphic-properties fo:min-height="0.55cm" fo:min-width="3.743cm"/>
      <style:paragraph-properties style:writing-mode="lr-tb"/>
    </style:style>
    <style:style style:name="gr3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90" style:family="graphic" style:parent-style-name="standard">
      <style:graphic-properties draw:stroke="none" svg:stroke-color="#000000" draw:fill="none" draw:fill-color="#ffffff" fo:min-height="1.252cm"/>
      <style:paragraph-properties style:writing-mode="lr-tb"/>
    </style:style>
    <style:style style:name="gr391" style:family="graphic" style:parent-style-name="RequiredClass">
      <style:graphic-properties fo:min-height="0.55cm" fo:min-width="3.743cm"/>
      <style:paragraph-properties style:writing-mode="lr-tb"/>
    </style:style>
    <style:style style:name="gr392" style:family="graphic" style:parent-style-name="OptionalDeco">
      <style:graphic-properties fo:min-height="0.55cm" fo:min-width="5.147cm"/>
      <style:paragraph-properties style:writing-mode="lr-tb"/>
    </style:style>
    <style:style style:name="gr393"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4" style:family="graphic" style:parent-style-name="OptionalDeco">
      <style:graphic-properties draw:fill-color="#ffffff" fo:min-height="0.839cm" fo:min-width="4.645cm"/>
      <style:paragraph-properties style:writing-mode="lr-tb"/>
    </style:style>
    <style:style style:name="gr395" style:family="graphic" style:parent-style-name="OptionalDeco">
      <style:graphic-properties draw:fill-color="#ffffff" fo:min-height="0.839cm" fo:min-width="3.446cm"/>
      <style:paragraph-properties style:writing-mode="lr-tb"/>
    </style:style>
    <style:style style:name="gr396" style:family="graphic" style:parent-style-name="standard">
      <style:graphic-properties draw:stroke="none" svg:stroke-color="#000000" draw:fill="none" draw:fill-color="#ffffff" fo:min-height="1.041cm"/>
      <style:paragraph-properties style:writing-mode="lr-tb"/>
    </style:style>
    <style:style style:name="gr397"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fo:margin-left="0cm" fo:margin-right="0cm" fo:margin-top="0cm" fo:margin-bottom="0.508cm" fo:line-height="100%" fo:text-indent="0cm"/>
    </style:style>
    <style:style style:name="P48"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style:paragraph-properties style:writing-mode="lr-tb"/>
      <style:text-properties fo:font-size="18pt" fo:language="zxx" fo:country="none"/>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2" draw:id="id102"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4" draw:id="id104"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3" draw:id="id103"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2" draw:start-glue-point="2" draw:end-shape="id103" draw:end-glue-point="0" svg:d="M6292 5161v1515h11295v1514" svg:viewBox="0 0 11296 3030">
          <text:p/>
        </draw:connector>
        <draw:connector draw:style-name="gr35" draw:layer="layout" svg:x1="6.292cm" svg:y1="5.161cm" svg:x2="4.175cm" svg:y2="8.19cm" draw:start-shape="id102" draw:start-glue-point="2" draw:end-shape="id104" draw:end-glue-point="0" svg:d="M6292 5161v1515h-2117v1514" svg:viewBox="0 0 2118 3030">
          <text:p/>
        </draw:connector>
        <draw:custom-shape draw:style-name="gr146" draw:text-style-name="P2" xml:id="id107" draw:id="id107"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5" draw:id="id105"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3" draw:start-glue-point="1" draw:end-shape="id105" draw:end-glue-point="3" svg:d="M20762 8571h1166v30h1165" svg:viewBox="0 0 2332 31">
          <text:p/>
        </draw:connector>
        <draw:custom-shape draw:style-name="gr150" draw:text-style-name="P2" xml:id="id106" draw:id="id106"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0.759cm" svg:x="8.972cm" svg:y="9.203cm">
          <text:p text:style-name="P43"><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4" draw:start-glue-point="8" draw:end-shape="id106" draw:end-glue-point="3" svg:d="M7350 8824h816v-2h815" svg:viewBox="0 0 1632 3">
          <text:p/>
        </draw:connector>
        <draw:connector draw:style-name="gr25" draw:layer="layout" svg:x1="20.762cm" svg:y1="8.571cm" svg:x2="23.093cm" svg:y2="14.137cm" draw:start-shape="id103" draw:start-glue-point="1" draw:end-shape="id107" svg:d="M20762 8571h1166v5566h1165" svg:viewBox="0 0 2332 5567">
          <text:p/>
        </draw:connector>
        <draw:custom-shape draw:style-name="gr152" draw:text-style-name="P2" xml:id="id109" draw:id="id109"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08" draw:id="id108"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16.835cm" svg:y1="15.47cm" svg:x2="16.851cm" svg:y2="16.57cm" draw:start-shape="id108" draw:start-glue-point="2" draw:end-shape="id109" draw:end-glue-point="0" svg:d="M16835 15470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
          </draw:text-box>
        </draw:frame>
        <draw:custom-shape draw:style-name="gr155" draw:text-style-name="P2" xml:id="id110" draw:id="id110"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6"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3" draw:start-glue-point="1" draw:end-shape="id110" draw:end-glue-point="3" svg:d="M20762 8571h1170v3273h1170" svg:viewBox="0 0 2341 3274">
          <text:p/>
        </draw:connector>
        <draw:custom-shape draw:style-name="gr157"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8"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59"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0"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1"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2"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3"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4" draw:text-style-name="P2" xml:id="id116" draw:id="id116"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5" draw:text-style-name="P42" xml:id="id111" draw:id="id111" draw:layer="layout" svg:width="6.35cm" svg:height="4.547cm" svg:x="1.705cm" svg:y="6.468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6" draw:text-style-name="P2" xml:id="id112" draw:id="id112"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5" draw:text-style-name="P44" draw:layer="layout" svg:width="6.35cm" svg:height="1.422cm" svg:x="14.945cm" svg:y="13.595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1" draw:start-glue-point="2" draw:end-shape="id112" draw:end-glue-point="5" svg:d="M4880 11015v900h11335v918" svg:viewBox="0 0 11336 1819">
          <text:p/>
        </draw:connector>
        <draw:connector draw:style-name="gr35" draw:layer="layout" svg:x1="4.88cm" svg:y1="11.015cm" svg:x2="8.843cm" svg:y2="12.886cm" draw:start-shape="id111" draw:start-glue-point="2" draw:end-shape="id113" draw:end-glue-point="5" svg:d="M4880 11015v927h3963v944" svg:viewBox="0 0 3964 1872">
          <text:p/>
        </draw:connector>
        <draw:frame draw:style-name="gr107" draw:text-style-name="P11" draw:layer="layout" svg:width="26.008cm" svg:height="1.839cm" svg:x="1.006cm" svg:y="1.001cm">
          <draw:text-box>
            <text:p text:style-name="P4"><text:span text:style-name="T6">Gratuitous Game Classes</text:span></text:p>
          </draw:text-box>
        </draw:frame>
        <draw:frame draw:style-name="gr167" draw:text-style-name="P48" draw:layer="layout" svg:width="8.155cm" svg:height="4.291cm" svg:x="14.389cm" svg:y="16.207cm">
          <draw:text-box>
            <text:list text:style-name="L1">
              <text:list-item>
                <text:p text:style-name="P47"><text:span text:style-name="T20">Attributes and methods shown are over-ridden, reassigned or reconfigured.</text:span></text:p>
              </text:list-item>
              <text:list-item>
                <text:p text:style-name="P45"><text:span text:style-name="T14">MRO is Gratuitous then NorthSouthCycles or EastWestCycles then Mancala</text:span></text:p>
              </text:list-item>
              <text:list-item>
                <text:p text:style-name="P45"><text:span text:style-name="T14">Gratuitous only calls the allow deco chain when on the first part of turns, not on the place seeds opposite part.</text:span></text:p>
              </text:list-item>
            </text:list>
          </draw:text-box>
        </draw:frame>
        <draw:custom-shape draw:style-name="gr168" draw:text-style-name="P2" xml:id="id115" draw:id="id115"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37" draw:text-style-name="P20" xml:id="id114" draw:id="id114"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4" draw:start-glue-point="2" draw:end-shape="id115" draw:end-glue-point="0" svg:d="M5939 17585v980" svg:viewBox="0 0 1 981">
          <text:p/>
        </draw:connector>
        <draw:custom-shape draw:style-name="gr169" draw:text-style-name="P2" xml:id="id117" draw:id="id117"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0" draw:text-style-name="P44" draw:layer="layout" svg:width="3.829cm" svg:height="1.426cm" svg:x="9.411cm" svg:y="6.47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16" draw:start-glue-point="1" draw:end-shape="id117" draw:end-glue-point="3" svg:d="M8055 6087h683v2h682" svg:viewBox="0 0 1366 3">
          <text:p/>
        </draw:connector>
        <draw:custom-shape draw:style-name="gr171" draw:text-style-name="P40" xml:id="id118" draw:id="id118"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18" draw:start-glue-point="2" draw:end-shape="id116" draw:end-glue-point="0" svg:d="M9888 2994v1218h-5008v1494" svg:viewBox="0 0 5009 2713">
          <text:p/>
        </draw:connector>
        <draw:custom-shape draw:style-name="gr172" draw:text-style-name="P40" xml:id="id119" draw:id="id119"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NorthSouthCycles</text:span></text:p>
          <draw:enhanced-geometry svg:viewBox="0 0 21600 21600" draw:type="rectangle" draw:enhanced-path="M 0 0 L 21600 0 21600 21600 0 21600 0 0 Z N"/>
        </draw:custom-shape>
        <draw:custom-shape draw:style-name="gr173" draw:text-style-name="P40" xml:id="id120" draw:id="id120"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18" draw:start-glue-point="2" draw:end-shape="id119" draw:end-glue-point="0" svg:d="M9888 2994v1245h7339v1244" svg:viewBox="0 0 7340 2490">
          <text:p/>
        </draw:connector>
        <draw:connector draw:style-name="gr35" draw:layer="layout" svg:x1="9.888cm" svg:y1="2.994cm" svg:x2="22.393cm" svg:y2="5.483cm" draw:start-shape="id118" draw:start-glue-point="2" draw:end-shape="id120" draw:end-glue-point="0" svg:d="M9888 2994v1245h12505v1244" svg:viewBox="0 0 12506 2490">
          <text:p/>
        </draw:connector>
        <draw:connector draw:style-name="gr35" draw:layer="layout" svg:x1="22.393cm" svg:y1="6.245cm" svg:x2="20.025cm" svg:y2="12.833cm" draw:start-shape="id120" draw:start-glue-point="2" draw:end-shape="id112" draw:end-glue-point="4" svg:d="M22393 6245v3294h-2368v3294" svg:viewBox="0 0 2369 6589">
          <text:p/>
        </draw:connector>
        <draw:connector draw:style-name="gr35" draw:layer="layout" svg:x1="17.227cm" svg:y1="6.245cm" svg:x2="12.653cm" svg:y2="12.886cm" draw:start-shape="id119" draw:start-glue-point="2" draw:end-shape="id113" draw:end-glue-point="4" svg:d="M17227 6245v3321h-4574v3320" svg:viewBox="0 0 4575 6642">
          <text:p/>
        </draw:connector>
        <draw:custom-shape draw:style-name="gr174" draw:text-style-name="P2" xml:id="id113" draw:id="id113"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5" draw:text-style-name="P44" draw:layer="layout" svg:width="6.35cm" svg:height="1.422cm" svg:x="7.573cm" svg:y="13.648cm">
          <text:p text:style-name="P43"><text:span text:style-name="T18">rules(cls, ginfo, holes, skip)</text:span></text:p>
          <text:p text:style-name="P41"><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5" draw:text-style-name="P40" xml:id="id125" draw:id="id125"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27" draw:id="id127"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2" draw:id="id122"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1" draw:id="id121"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23" draw:id="id123"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4" draw:id="id124"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1" draw:start-glue-point="2" draw:end-shape="id122" draw:end-glue-point="0" svg:d="M21687 14714v1143" svg:viewBox="0 0 1 1144">
          <text:p/>
        </draw:connector>
        <draw:connector draw:style-name="gr35" draw:layer="layout" svg:x1="6.028cm" svg:y1="9.939cm" svg:x2="6.028cm" svg:y2="12.777cm" draw:start-shape="id123" draw:start-glue-point="2" draw:end-shape="id124" draw:end-glue-point="0" svg:d="M6028 9939v2838" svg:viewBox="0 0 1 2839">
          <text:p/>
        </draw:connector>
        <draw:connector draw:style-name="gr35" draw:layer="layout" svg:x1="6.028cm" svg:y1="5.964cm" svg:x2="6.018cm" svg:y2="8.345cm" draw:start-shape="id125" draw:start-glue-point="2" svg:d="M6028 5964v1450h-10v931" svg:viewBox="0 0 11 2382">
          <text:p/>
        </draw:connector>
        <draw:custom-shape draw:style-name="gr181" draw:text-style-name="P2" xml:id="id126" draw:id="id126"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4" draw:start-glue-point="1" draw:end-shape="id126" draw:end-glue-point="3" svg:d="M9203 13158h1166v30h1165" svg:viewBox="0 0 2332 31">
          <text:p/>
        </draw:connector>
        <draw:custom-shape draw:style-name="gr182" draw:text-style-name="P2" xml:id="id128" draw:id="id128"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7" draw:start-glue-point="1" draw:end-shape="id128"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7"><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29" draw:id="id129"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1" draw:id="id131"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0" draw:id="id130"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29" draw:start-glue-point="2" draw:end-shape="id130" draw:end-glue-point="0" svg:d="M5812 6051v1616" svg:viewBox="0 0 1 1617">
          <text:p/>
        </draw:connector>
        <draw:custom-shape draw:style-name="gr186" draw:text-style-name="P2" xml:id="id132" draw:id="id132"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1" draw:start-glue-point="2" draw:end-shape="id132" draw:end-glue-point="0" svg:d="M21469 14412v1592" svg:viewBox="0 0 1 1593">
          <text:p/>
        </draw:connector>
        <draw:custom-shape draw:style-name="gr187" draw:text-style-name="P2" xml:id="id134" draw:id="id134"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33" draw:start-glue-point="2" draw:end-shape="id134"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33" draw:id="id133"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7"><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35" draw:id="id135"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0" draw:start-glue-point="1" draw:end-shape="id135" draw:end-glue-point="3" svg:d="M8982 8048h1276v21h1276" svg:viewBox="0 0 2553 22">
          <text:p/>
        </draw:connector>
      </draw:page>
      <draw:page draw:name="page14" draw:style-name="dp1" draw:master-page-name="Default">
        <draw:custom-shape draw:style-name="gr137"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48" draw:layer="layout" svg:width="9.345cm" svg:height="7.067cm" svg:x="15.421cm" svg:y="11.598cm">
          <draw:text-box>
            <text:list text:style-name="L1">
              <text:list-item>
                <text:p text:style-name="P47"><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38" draw:id="id13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37" draw:start-glue-point="1" draw:end-shape="id138" draw:end-glue-point="3" svg:d="M8982 8048h1076v13h1076" svg:viewBox="0 0 2153 14">
          <text:p/>
        </draw:connector>
        <draw:custom-shape draw:style-name="gr197" draw:text-style-name="P40" xml:id="id139" draw:id="id139"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0" draw:id="id140"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39" draw:start-glue-point="2" draw:end-shape="id140" draw:end-glue-point="0" svg:d="M6527 13732v1037" svg:viewBox="0 0 1 1038">
          <text:p/>
        </draw:connector>
      </draw:page>
      <draw:page draw:name="page15" draw:style-name="dp1" draw:master-page-name="Default">
        <draw:custom-shape draw:style-name="gr137" draw:text-style-name="P31"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1" draw:start-glue-point="2" draw:end-shape="id142"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48" draw:layer="layout" svg:width="9.345cm" svg:height="8.494cm" svg:x="17.22cm" svg:y="2.999cm">
          <draw:text-box>
            <text:list text:style-name="L1">
              <text:list-item>
                <text:p text:style-name="P47"><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204" draw:text-style-name="P40" xml:id="id144" draw:id="id144"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205" draw:text-style-name="P51" xml:id="id146" draw:id="id146"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Incr</text:span></text:p>
          <draw:enhanced-geometry svg:viewBox="0 0 21600 21600" draw:mirror-horizontal="false" draw:mirror-vertical="false" draw:type="rectangle" draw:enhanced-path="M 0 0 L 21600 0 21600 21600 0 21600 0 0 Z N"/>
        </draw:custom-shape>
        <draw:custom-shape draw:style-name="gr206" draw:text-style-name="P2" xml:id="id145" draw:id="id145"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4" draw:start-glue-point="2" draw:end-shape="id145" draw:end-glue-point="0" svg:d="M20497 13890v1037" svg:viewBox="0 0 1 1038">
          <text:p/>
        </draw:connector>
        <draw:connector draw:style-name="gr35" draw:layer="layout" svg:x1="20.497cm" svg:y1="15.689cm" svg:x2="20.497cm" svg:y2="16.616cm" draw:start-shape="id145" draw:start-glue-point="2" draw:end-shape="id146" draw:end-glue-point="0" svg:d="M20497 15689v927" svg:viewBox="0 0 1 928">
          <text:p/>
        </draw:connector>
        <draw:custom-shape draw:style-name="gr207" draw:text-style-name="P40" xml:id="id147" draw:id="id147"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8" draw:text-style-name="P2" xml:id="id148" draw:id="id148"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47" draw:start-glue-point="2" draw:end-shape="id148" draw:end-glue-point="0" svg:d="M13960 13838v1037" svg:viewBox="0 0 1 1038">
          <text:p/>
        </draw:connector>
        <draw:custom-shape draw:style-name="gr209" draw:text-style-name="P40" xml:id="id149" draw:id="id149"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10" draw:text-style-name="P51" xml:id="id151" draw:id="id151"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1" draw:text-style-name="P53" xml:id="id150" draw:id="id150"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49" draw:start-glue-point="2" draw:end-shape="id150" draw:end-glue-point="0" svg:d="M6835 13856v1037" svg:viewBox="0 0 1 1038">
          <text:p/>
        </draw:connector>
        <draw:connector draw:style-name="gr35" draw:layer="layout" svg:x1="6.835cm" svg:y1="15.655cm" svg:x2="6.835cm" svg:y2="16.582cm" draw:start-shape="id150" draw:start-glue-point="2" draw:end-shape="id151" draw:end-glue-point="0" svg:d="M6835 15655v927" svg:viewBox="0 0 1 928">
          <text:p/>
        </draw:connector>
      </draw:page>
      <draw:page draw:name="page16" draw:style-name="dp1" draw:master-page-name="Default">
        <draw:custom-shape draw:style-name="gr212" draw:text-style-name="P29" xml:id="id152" draw:id="id152"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3"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4" draw:text-style-name="P13" xml:id="id153" draw:id="id153"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4" draw:text-style-name="P13" xml:id="id156" draw:id="id156"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4" draw:text-style-name="P13" xml:id="id155" draw:id="id155"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4" draw:text-style-name="P13" xml:id="id154" draw:id="id154"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2" draw:start-glue-point="6" draw:end-shape="id153" draw:end-glue-point="3" svg:d="M4464 9470v1213h1298" svg:viewBox="0 0 1299 1214">
          <text:p/>
        </draw:connector>
        <draw:connector draw:style-name="gr35" draw:layer="layout" svg:x1="4.464cm" svg:y1="9.47cm" svg:x2="5.762cm" svg:y2="12.165cm" draw:start-shape="id152" draw:start-glue-point="6" draw:end-shape="id154" draw:end-glue-point="3" svg:d="M4464 9470v2695h1298" svg:viewBox="0 0 1299 2696">
          <text:p/>
        </draw:connector>
        <draw:connector draw:style-name="gr35" draw:layer="layout" svg:x1="4.464cm" svg:y1="9.47cm" svg:x2="5.762cm" svg:y2="13.646cm" draw:start-shape="id152" draw:start-glue-point="6" draw:end-shape="id155" draw:end-glue-point="3" svg:d="M4464 9470v4176h1298" svg:viewBox="0 0 1299 4177">
          <text:p/>
        </draw:connector>
        <draw:connector draw:style-name="gr35" draw:layer="layout" svg:x1="4.464cm" svg:y1="9.47cm" svg:x2="5.762cm" svg:y2="15.128cm" draw:start-shape="id152" draw:start-glue-point="6" draw:end-shape="id156"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5"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6"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7"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8"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9" draw:text-style-name="P55" draw:layer="layout" svg:width="3.492cm" svg:height="2.01cm" svg:x="2.905cm" svg:y="16.77cm">
          <draw:text-box>
            <text:p><text:span text:style-name="T9">The decorator chains and button behaviors use and control the inhibitor.</text:span></text:p>
          </draw:text-box>
        </draw:frame>
        <draw:frame draw:style-name="gr220"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1"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2"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7" draw:start-glue-point="1" draw:end-shape="id158" draw:end-glue-point="0" svg:d="M15540 10238h5161v1025" svg:viewBox="0 0 5162 1026">
          <text:p/>
        </draw:connector>
        <draw:custom-shape draw:style-name="gr223" draw:text-style-name="P13" xml:id="id157" draw:id="id157"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4" draw:text-style-name="P13" xml:id="id162" draw:id="id162"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4" draw:text-style-name="P13" xml:id="id163" draw:id="id163"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5"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6" draw:text-style-name="P29" xml:id="id159" draw:id="id159"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7" draw:text-style-name="P29" xml:id="id160" draw:id="id160"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59" draw:start-glue-point="2" draw:end-shape="id160" draw:end-glue-point="0" svg:d="M16628 16656v954" svg:viewBox="0 0 1 955">
          <text:p/>
        </draw:connector>
        <draw:connector draw:style-name="gr228" draw:text-style-name="P4" draw:layer="layout" draw:line-skew="-0.079cm" svg:x1="13.432cm" svg:y1="4.62cm" svg:x2="13.674cm" svg:y2="6.597cm" draw:start-shape="id161" draw:start-glue-point="2" draw:end-shape="id162" draw:end-glue-point="0" svg:d="M13432 4620v910h242v1067" svg:viewBox="0 0 243 1978">
          <text:p/>
        </draw:connector>
        <draw:connector draw:style-name="gr228" draw:text-style-name="P4" draw:layer="layout" draw:line-skew="-0.052cm" svg:x1="13.432cm" svg:y1="4.62cm" svg:x2="8.47cm" svg:y2="6.597cm" draw:start-shape="id161" draw:start-glue-point="2" draw:end-shape="id163" draw:end-glue-point="0" svg:d="M13432 4620v937h-4962v1040" svg:viewBox="0 0 4963 1978">
          <text:p/>
        </draw:connector>
        <draw:custom-shape draw:style-name="gr224" draw:text-style-name="P13" xml:id="id164" draw:id="id164"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8" draw:text-style-name="P4" draw:layer="layout" draw:line-skew="-0.052cm" svg:x1="13.432cm" svg:y1="4.62cm" svg:x2="3.266cm" svg:y2="6.597cm" draw:start-shape="id161" draw:start-glue-point="2" draw:end-shape="id164" draw:end-glue-point="0" svg:d="M13432 4620v937h-10166v1040" svg:viewBox="0 0 10167 1978">
          <text:p/>
        </draw:connector>
        <draw:custom-shape draw:style-name="gr45" draw:text-style-name="P4" xml:id="id167" draw:id="id167"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65" draw:id="id165"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9" draw:text-style-name="P4" draw:layer="layout" svg:x1="13.432cm" svg:y1="10.605cm" svg:x2="13.432cm" svg:y2="11.545cm" draw:start-shape="id157" draw:start-glue-point="2" draw:end-shape="id165" draw:end-glue-point="0" svg:d="M13432 10605v940" svg:viewBox="0 0 1 941">
          <text:p/>
        </draw:connector>
        <draw:connector draw:style-name="gr229" draw:text-style-name="P4" draw:layer="layout" svg:x1="13.674cm" svg:y1="7.331cm" svg:x2="13.432cm" svg:y2="9.871cm" draw:start-shape="id162" draw:start-glue-point="2" draw:end-shape="id157" draw:end-glue-point="0" svg:d="M13674 7331v1270h-242v1270" svg:viewBox="0 0 243 2541">
          <text:p/>
        </draw:connector>
        <draw:connector draw:style-name="gr229" draw:text-style-name="P4" draw:layer="layout" svg:x1="8.47cm" svg:y1="7.331cm" svg:x2="13.432cm" svg:y2="9.871cm" draw:start-shape="id163" draw:start-glue-point="2" draw:end-shape="id157" draw:end-glue-point="0" svg:d="M8470 7331v1270h4962v1270" svg:viewBox="0 0 4963 2541">
          <text:p/>
        </draw:connector>
        <draw:connector draw:style-name="gr229" draw:text-style-name="P4" draw:layer="layout" svg:x1="3.266cm" svg:y1="7.331cm" svg:x2="13.432cm" svg:y2="9.871cm" draw:start-shape="id164" draw:start-glue-point="2" draw:end-shape="id157"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30"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1" draw:text-style-name="P29" xml:id="id158" draw:id="id158"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2" draw:text-style-name="P13" xml:id="id166" draw:id="id166"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9" draw:text-style-name="P4" draw:layer="layout" draw:line-skew="-0.079cm" svg:x1="13.432cm" svg:y1="4.62cm" svg:x2="18.877cm" svg:y2="6.597cm" draw:start-shape="id161" draw:start-glue-point="2" draw:end-shape="id166" draw:end-glue-point="0" svg:d="M13432 4620v910h5445v1067" svg:viewBox="0 0 5446 1978">
          <text:p/>
        </draw:connector>
        <draw:connector draw:style-name="gr229" draw:text-style-name="P4" draw:layer="layout" svg:x1="18.877cm" svg:y1="7.331cm" svg:x2="13.432cm" svg:y2="9.871cm" draw:start-shape="id166" draw:start-glue-point="2" draw:end-shape="id157" draw:end-glue-point="0" svg:d="M18877 7331v1270h-5445v1270" svg:viewBox="0 0 5446 2541">
          <text:p/>
        </draw:connector>
        <draw:custom-shape draw:style-name="gr233" draw:text-style-name="P13" xml:id="id161" draw:id="id161"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9" draw:text-style-name="P4" draw:layer="layout" svg:x1="13.433cm" svg:y1="3.029cm" svg:x2="13.432cm" svg:y2="3.886cm" draw:start-shape="id167" draw:start-glue-point="8" draw:end-shape="id161" draw:end-glue-point="0" svg:d="M13433 3029v421h-1v436" svg:viewBox="0 0 2 858">
          <text:p/>
        </draw:connector>
        <draw:custom-shape draw:style-name="gr234" draw:text-style-name="P61" xml:id="id168" draw:id="id168"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9" draw:text-style-name="P4" draw:layer="layout" svg:x1="13.432cm" svg:y1="12.279cm" svg:x2="13.432cm" svg:y2="13.174cm" draw:start-shape="id165" draw:start-glue-point="2" draw:end-shape="id168" draw:end-glue-point="0" svg:d="M13432 12279v895" svg:viewBox="0 0 1 896">
          <text:p/>
        </draw:connector>
        <draw:custom-shape draw:style-name="gr232" draw:text-style-name="P13" xml:id="id169" draw:id="id169"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9" draw:text-style-name="P4" draw:layer="layout" draw:line-skew="-0.105cm" svg:x1="13.432cm" svg:y1="4.62cm" svg:x2="24.081cm" svg:y2="6.597cm" draw:start-shape="id161" draw:start-glue-point="2" draw:end-shape="id169" draw:end-glue-point="0" svg:d="M13432 4620v884h10649v1093" svg:viewBox="0 0 10650 1978">
          <text:p/>
        </draw:connector>
        <draw:connector draw:style-name="gr229" draw:text-style-name="P4" draw:layer="layout" svg:x1="24.081cm" svg:y1="7.331cm" svg:x2="13.432cm" svg:y2="9.871cm" draw:start-shape="id169" draw:start-glue-point="2" draw:end-shape="id157" draw:end-glue-point="0" svg:d="M24081 7331v1270h-10649v1270" svg:viewBox="0 0 10650 2541">
          <text:p/>
        </draw:connector>
      </draw:page>
      <draw:page draw:name="page19" draw:style-name="dp1" draw:master-page-name="Default">
        <draw:custom-shape draw:style-name="gr235" draw:text-style-name="P62" xml:id="id182" draw:id="id182"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6"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7" draw:text-style-name="P20" xml:id="id170" draw:id="id170"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7" draw:text-style-name="P20" xml:id="id172" draw:id="id172"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7" draw:text-style-name="P20" xml:id="id173" draw:id="id173"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8.57cm" svg:y1="6.261cm" svg:x2="18.57cm" svg:y2="7.018cm" draw:start-shape="id170" draw:start-glue-point="2" draw:end-shape="id171" draw:end-glue-point="0" svg:d="M18570 6261v757" svg:viewBox="0 0 1 758">
          <text:p/>
        </draw:connector>
        <draw:connector draw:style-name="gr229" draw:text-style-name="P4" draw:layer="layout" svg:x1="18.57cm" svg:y1="9.265cm" svg:x2="15.99cm" svg:y2="10.267cm" draw:start-shape="id172" draw:start-glue-point="2" draw:end-shape="id173" draw:end-glue-point="0" svg:d="M18570 9265v501h-2580v501" svg:viewBox="0 0 2581 1003">
          <text:p/>
        </draw:connector>
        <draw:custom-shape draw:style-name="gr238"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9" draw:text-style-name="P29" xml:id="id174" draw:id="id174"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0" draw:text-style-name="P29" xml:id="id175" draw:id="id175"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8" draw:id="id178"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7" draw:id="id177"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74" draw:start-glue-point="2" draw:end-shape="id175" draw:end-glue-point="0" svg:d="M6627 5861v954" svg:viewBox="0 0 1 955">
          <text:p/>
        </draw:connector>
        <draw:connector draw:style-name="gr228" draw:text-style-name="P4" draw:layer="layout" svg:x1="18.57cm" svg:y1="15.575cm" svg:x2="17.262cm" svg:y2="16.752cm" draw:start-shape="id176" draw:start-glue-point="2" draw:end-shape="id177" draw:end-glue-point="0" svg:d="M18570 15575v589h-1308v588" svg:viewBox="0 0 1309 1178">
          <text:p/>
        </draw:connector>
        <draw:connector draw:style-name="gr228" draw:text-style-name="P4" draw:layer="layout" svg:x1="18.57cm" svg:y1="15.575cm" svg:x2="11.29cm" svg:y2="16.771cm" draw:start-shape="id176" draw:start-glue-point="2" draw:end-shape="id178" draw:end-glue-point="0" svg:d="M18570 15575v598h-7280v598" svg:viewBox="0 0 7281 1197">
          <text:p/>
        </draw:connector>
        <draw:frame draw:style-name="gr241"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79" draw:id="id179"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8.554cm" svg:y1="3.157cm" svg:x2="18.57cm" svg:y2="3.969cm" draw:start-shape="id179" draw:start-glue-point="8" draw:end-shape="id180" draw:end-glue-point="0" svg:d="M18554 3157v398h16v414" svg:viewBox="0 0 17 813">
          <text:p/>
        </draw:connector>
        <draw:custom-shape draw:style-name="gr224" draw:text-style-name="P13" xml:id="id181" draw:id="id181"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2" draw:layer="layout" svg:x1="18.57cm" svg:y1="9.265cm" svg:x2="21.162cm" svg:y2="10.267cm" draw:start-shape="id172" draw:start-glue-point="2" draw:end-shape="id181" draw:end-glue-point="0" svg:d="M18570 9265v501h2592v501" svg:viewBox="0 0 2593 1003">
          <text:p/>
        </draw:connector>
        <draw:connector draw:style-name="gr242" draw:layer="layout" svg:x1="21.162cm" svg:y1="11.001cm" svg:x2="18.57cm" svg:y2="12.325cm" draw:start-shape="id181" draw:start-glue-point="2" draw:end-shape="id182" draw:end-glue-point="0" svg:d="M21162 11001v644h-2592v680" svg:viewBox="0 0 2593 1325">
          <text:p/>
        </draw:connector>
        <draw:connector draw:style-name="gr242" draw:layer="layout" svg:x1="15.99cm" svg:y1="11.001cm" svg:x2="18.57cm" svg:y2="12.325cm" draw:start-shape="id173" draw:start-glue-point="2" draw:end-shape="id182" draw:end-glue-point="0" svg:d="M15990 11001v644h2580v680" svg:viewBox="0 0 2581 1325">
          <text:p/>
        </draw:connector>
        <draw:custom-shape draw:style-name="gr237" draw:text-style-name="P20" xml:id="id180" draw:id="id180"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3" draw:text-style-name="P63" draw:layer="layout" svg:x1="18.57cm" svg:y1="4.703cm" svg:x2="18.57cm" svg:y2="5.527cm" draw:start-shape="id180" draw:start-glue-point="2" draw:end-shape="id170" draw:end-glue-point="0" svg:d="M18570 4703v824" svg:viewBox="0 0 1 825">
          <text:p/>
        </draw:connector>
        <draw:custom-shape draw:style-name="gr237" draw:text-style-name="P20" xml:id="id176" draw:id="id176"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8.57cm" svg:y1="13.83cm" svg:x2="18.57cm" svg:y2="14.841cm" draw:start-shape="id182" draw:start-glue-point="2" draw:end-shape="id176" draw:end-glue-point="0" svg:d="M18570 13830v1011" svg:viewBox="0 0 1 1012">
          <text:p/>
        </draw:connector>
        <draw:custom-shape draw:style-name="gr224" draw:text-style-name="P13" xml:id="id171" draw:id="id171"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9" draw:text-style-name="P4" draw:layer="layout" svg:x1="18.57cm" svg:y1="7.752cm" svg:x2="18.57cm" svg:y2="8.531cm" draw:start-shape="id171" draw:start-glue-point="2" draw:end-shape="id172" draw:end-glue-point="0" svg:d="M18570 7752v779" svg:viewBox="0 0 1 780">
          <text:p/>
        </draw:connector>
        <draw:frame draw:style-name="gr244" draw:text-style-name="P60" draw:layer="layout" svg:width="3.895cm" svg:height="1.136cm" svg:x="21.373cm" svg:y="6.88cm">
          <draw:text-box>
            <text:p text:style-name="P58"><text:span text:style-name="T8">Included automatically when it applies.</text:span></text:p>
          </draw:text-box>
        </draw:frame>
        <draw:custom-shape draw:style-name="gr245" draw:text-style-name="P13" xml:id="id183" draw:id="id183"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9" draw:text-style-name="P4" draw:layer="layout" svg:x1="18.57cm" svg:y1="15.575cm" svg:x2="22.862cm" svg:y2="16.752cm" draw:start-shape="id176" draw:start-glue-point="2" draw:end-shape="id183" draw:end-glue-point="0" svg:d="M18570 15575v589h4292v588" svg:viewBox="0 0 4293 1178">
          <text:p/>
        </draw:connector>
      </draw:page>
      <draw:page draw:name="page20" draw:style-name="dp1" draw:master-page-name="Default">
        <draw:custom-shape draw:style-name="gr246" draw:text-style-name="P13" xml:id="id184" draw:id="id184"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7" draw:text-style-name="P13" xml:id="id185" draw:id="id185"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7" draw:text-style-name="P13" xml:id="id186" draw:id="id186"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7" draw:text-style-name="P13" xml:id="id187" draw:id="id187"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7" draw:text-style-name="P13" xml:id="id188" draw:id="id188"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7" draw:text-style-name="P13" xml:id="id189" draw:id="id189"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8" draw:text-style-name="P64" xml:id="id192" draw:id="id192"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9" draw:text-style-name="P64" xml:id="id193" draw:id="id193"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13" xml:id="id190" draw:id="id190"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7" draw:text-style-name="P13" xml:id="id191" draw:id="id191"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50"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2" draw:layer="layout" draw:line-skew="1.471cm" svg:x1="3.857cm" svg:y1="11.712cm" svg:x2="5.817cm" svg:y2="3.69cm" draw:start-shape="id184" draw:start-glue-point="3" draw:end-shape="id185" draw:end-glue-point="3" svg:d="M3857 11712h970v-8022h990" svg:viewBox="0 0 1961 8023">
          <text:p/>
        </draw:connector>
        <draw:connector draw:style-name="gr242" draw:layer="layout" draw:line-skew="1.471cm" svg:x1="3.857cm" svg:y1="11.712cm" svg:x2="5.817cm" svg:y2="6.414cm" draw:start-shape="id184" draw:start-glue-point="3" draw:end-shape="id186" draw:end-glue-point="3" svg:d="M3857 11712h970v-5298h990" svg:viewBox="0 0 1961 5299">
          <text:p/>
        </draw:connector>
        <draw:connector draw:style-name="gr242" draw:layer="layout" draw:line-skew="1.471cm" svg:x1="3.857cm" svg:y1="11.712cm" svg:x2="5.817cm" svg:y2="8.237cm" draw:start-shape="id184" draw:end-shape="id187" draw:end-glue-point="3" svg:d="M3857 11712h970v-3475h990" svg:viewBox="0 0 1961 3476">
          <text:p/>
        </draw:connector>
        <draw:connector draw:style-name="gr242" draw:layer="layout" draw:line-skew="1.471cm" svg:x1="3.857cm" svg:y1="11.712cm" svg:x2="5.817cm" svg:y2="10.261cm" draw:start-shape="id184" draw:end-shape="id188" draw:end-glue-point="3" svg:d="M3857 11712h970v-1451h990" svg:viewBox="0 0 1961 1452">
          <text:p/>
        </draw:connector>
        <draw:connector draw:style-name="gr242" draw:layer="layout" draw:line-skew="1.471cm" svg:x1="3.857cm" svg:y1="11.712cm" svg:x2="5.817cm" svg:y2="11.984cm" draw:start-shape="id184" draw:start-glue-point="3" draw:end-shape="id189" draw:end-glue-point="3" svg:d="M3857 11712h970v272h990" svg:viewBox="0 0 1961 273">
          <text:p/>
        </draw:connector>
        <draw:connector draw:style-name="gr242" draw:layer="layout" draw:line-skew="1.471cm" svg:x1="3.857cm" svg:y1="11.712cm" svg:x2="5.817cm" svg:y2="13.708cm" draw:start-shape="id184" draw:end-shape="id190" draw:end-glue-point="3" svg:d="M3857 11712h970v1996h990" svg:viewBox="0 0 1961 1997">
          <text:p/>
        </draw:connector>
        <draw:connector draw:style-name="gr242" draw:layer="layout" draw:line-skew="1.471cm" svg:x1="3.857cm" svg:y1="11.712cm" svg:x2="5.817cm" svg:y2="15.499cm" draw:start-shape="id184" draw:start-glue-point="3" draw:end-shape="id191" draw:end-glue-point="11" svg:d="M3857 11712h970v3787h990" svg:viewBox="0 0 1961 3788">
          <text:p/>
        </draw:connector>
        <draw:connector draw:style-name="gr242" draw:layer="layout" svg:x1="10.262cm" svg:y1="8.237cm" svg:x2="11.85cm" svg:y2="7.534cm" draw:start-shape="id187" draw:start-glue-point="1" draw:end-shape="id192" draw:end-glue-point="3" svg:d="M10262 8237h794v-703h794" svg:viewBox="0 0 1589 704">
          <text:p/>
        </draw:connector>
        <draw:connector draw:style-name="gr242" draw:layer="layout" svg:x1="10.262cm" svg:y1="8.237cm" svg:x2="11.85cm" svg:y2="9.023cm" draw:start-shape="id187" draw:start-glue-point="1" draw:end-shape="id193" svg:d="M10262 8237h793v786h795" svg:viewBox="0 0 1589 787">
          <text:p/>
        </draw:connector>
        <draw:connector draw:style-name="gr242" draw:layer="layout" draw:line-skew="-1.471cm" svg:x1="10.262cm" svg:y1="3.69cm" svg:x2="16.875cm" svg:y2="11.712cm" draw:start-shape="id185" draw:start-glue-point="1" draw:end-shape="id184" draw:end-glue-point="1" svg:d="M10262 3690h5643v8022h970" svg:viewBox="0 0 6614 8023">
          <text:p/>
        </draw:connector>
        <draw:connector draw:style-name="gr251" draw:text-style-name="P9" draw:layer="layout" draw:line-skew="-1.471cm" svg:x1="14.914cm" svg:y1="7.534cm" svg:x2="16.875cm" svg:y2="11.712cm" draw:start-shape="id192" draw:start-glue-point="1" draw:end-shape="id184" svg:d="M14914 7534h991v4178h970" svg:viewBox="0 0 1962 4179">
          <text:p/>
        </draw:connector>
        <draw:connector draw:style-name="gr242" draw:layer="layout" draw:line-skew="-1.471cm" svg:x1="14.917cm" svg:y1="9.023cm" svg:x2="16.875cm" svg:y2="11.712cm" draw:start-shape="id193" draw:start-glue-point="1" draw:end-shape="id184" draw:end-glue-point="1" svg:d="M14917 9023h988v2689h970" svg:viewBox="0 0 1959 2690">
          <text:p/>
        </draw:connector>
        <draw:connector draw:style-name="gr242" draw:layer="layout" draw:line-skew="-1.471cm" svg:x1="10.262cm" svg:y1="10.261cm" svg:x2="16.875cm" svg:y2="11.712cm" draw:start-shape="id188" draw:start-glue-point="1" draw:end-shape="id184" draw:end-glue-point="1" svg:d="M10262 10261h5643v1451h970" svg:viewBox="0 0 6614 1452">
          <text:p/>
        </draw:connector>
        <draw:connector draw:style-name="gr242" draw:layer="layout" draw:line-skew="-1.471cm" svg:x1="10.262cm" svg:y1="11.984cm" svg:x2="16.875cm" svg:y2="11.712cm" draw:start-shape="id189" draw:start-glue-point="1" draw:end-shape="id184" draw:end-glue-point="1" svg:d="M10262 11984h5643v-272h970" svg:viewBox="0 0 6614 273">
          <text:p/>
        </draw:connector>
        <draw:connector draw:style-name="gr242" draw:layer="layout" draw:line-skew="-1.471cm" svg:x1="10.262cm" svg:y1="13.708cm" svg:x2="16.875cm" svg:y2="11.712cm" draw:start-shape="id190" draw:start-glue-point="1" draw:end-shape="id184" draw:end-glue-point="1" svg:d="M10262 13708h5643v-1996h970" svg:viewBox="0 0 6614 1997">
          <text:p/>
        </draw:connector>
        <draw:connector draw:style-name="gr242" draw:layer="layout" draw:line-skew="-1.471cm" svg:x1="10.262cm" svg:y1="15.255cm" svg:x2="16.875cm" svg:y2="11.712cm" draw:start-shape="id191" draw:start-glue-point="1" draw:end-shape="id184" draw:end-glue-point="1" svg:d="M10262 15255h5643v-3543h970" svg:viewBox="0 0 6614 3544">
          <text:p/>
        </draw:connector>
        <draw:connector draw:style-name="gr242" draw:layer="layout" draw:line-skew="-1.471cm" svg:x1="10.261cm" svg:y1="6.658cm" svg:x2="16.875cm" svg:y2="11.712cm" draw:start-shape="id186" draw:start-glue-point="8" draw:end-shape="id184" draw:end-glue-point="1" svg:d="M10261 6658h5644v5054h970" svg:viewBox="0 0 6615 5055">
          <text:p/>
        </draw:connector>
        <draw:custom-shape draw:style-name="gr247" draw:text-style-name="P13" xml:id="id194" draw:id="id194"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9" draw:text-style-name="P4" draw:layer="layout" draw:line-skew="1.476cm" svg:x1="3.857cm" svg:y1="11.712cm" svg:x2="5.817cm" svg:y2="4.746cm" draw:start-shape="id184" draw:start-glue-point="3" draw:end-shape="id194" draw:end-glue-point="10" svg:d="M3857 11712h975v-6966h985" svg:viewBox="0 0 1961 6967">
          <text:p/>
        </draw:connector>
        <draw:connector draw:style-name="gr229" draw:text-style-name="P4" draw:layer="layout" draw:line-skew="-1.492cm" svg:x1="10.261cm" svg:y1="5.234cm" svg:x2="16.875cm" svg:y2="11.712cm" draw:start-shape="id194" draw:start-glue-point="8" draw:end-shape="id184" draw:end-glue-point="1" svg:d="M10261 5234h5623v6478h991" svg:viewBox="0 0 6615 6479">
          <text:p/>
        </draw:connector>
        <draw:custom-shape draw:style-name="gr247" draw:text-style-name="P13" xml:id="id195" draw:id="id195"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7" draw:text-style-name="P13" xml:id="id196" draw:id="id196"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9" draw:text-style-name="P4" draw:layer="layout" draw:line-skew="1.486cm" svg:x1="3.857cm" svg:y1="11.712cm" svg:x2="5.817cm" svg:y2="16.678cm" draw:start-shape="id184" draw:start-glue-point="3" draw:end-shape="id195" draw:end-glue-point="3" svg:d="M3857 11712h985v4966h975" svg:viewBox="0 0 1961 4967">
          <text:p/>
        </draw:connector>
        <draw:connector draw:style-name="gr229" draw:text-style-name="P4" draw:layer="layout" draw:line-skew="1.485cm" svg:x1="3.857cm" svg:y1="11.712cm" svg:x2="5.817cm" svg:y2="18.032cm" draw:start-shape="id184" draw:start-glue-point="3" draw:end-shape="id196" draw:end-glue-point="3" svg:d="M3857 11712h984v6320h976" svg:viewBox="0 0 1961 6321">
          <text:p/>
        </draw:connector>
        <draw:connector draw:style-name="gr229" draw:text-style-name="P4" draw:layer="layout" draw:line-skew="-1.395cm" svg:x1="10.262cm" svg:y1="16.678cm" svg:x2="16.875cm" svg:y2="11.712cm" draw:start-shape="id195" draw:start-glue-point="1" draw:end-shape="id184" draw:end-glue-point="1" svg:d="M10262 16678h5719v-4966h894" svg:viewBox="0 0 6614 4967">
          <text:p/>
        </draw:connector>
        <draw:connector draw:style-name="gr229" draw:text-style-name="P4" draw:layer="layout" draw:line-skew="-1.474cm" svg:x1="10.261cm" svg:y1="18.276cm" svg:x2="16.875cm" svg:y2="11.712cm" draw:start-shape="id196" draw:start-glue-point="8" draw:end-shape="id184" draw:end-glue-point="1" svg:d="M10261 18276h5641v-6564h973" svg:viewBox="0 0 6615 6565">
          <text:p/>
        </draw:connector>
      </draw:page>
      <draw:page draw:name="page21" draw:style-name="dp1" draw:master-page-name="Default">
        <draw:frame draw:style-name="gr252" draw:text-style-name="P59" draw:layer="layout" svg:width="3.493cm" svg:height="3.175cm" svg:x="7.984cm" svg:y="15.2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0" draw:id="id200"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1" draw:id="id201"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2" draw:id="id202"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3" draw:text-style-name="P29"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4" draw:text-style-name="P29" xml:id="id197" draw:id="id197"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5" draw:text-style-name="P29" xml:id="id198" draw:id="id198"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5.316cm" svg:x2="20.296cm" svg:y2="16.27cm" draw:start-shape="id197" draw:start-glue-point="2" draw:end-shape="id198" draw:end-glue-point="0" svg:d="M20296 15316v954" svg:viewBox="0 0 1 955">
          <text:p/>
        </draw:connector>
        <draw:connector draw:style-name="gr228" draw:text-style-name="P4" draw:layer="layout" svg:x1="13.579cm" svg:y1="9.084cm" svg:x2="6.23cm" svg:y2="11.311cm" draw:start-shape="id199" draw:start-glue-point="2" draw:end-shape="id200" draw:end-glue-point="0" svg:d="M13579 9084v1114h-7349v1113" svg:viewBox="0 0 7350 2228">
          <text:p/>
        </draw:connector>
        <draw:connector draw:style-name="gr228" draw:text-style-name="P4" draw:layer="layout" svg:x1="13.579cm" svg:y1="9.084cm" svg:x2="11.071cm" svg:y2="11.311cm" draw:start-shape="id199" draw:start-glue-point="2" draw:end-shape="id201" draw:end-glue-point="0" svg:d="M13579 9084v1114h-2508v1113" svg:viewBox="0 0 2509 2228">
          <text:p/>
        </draw:connector>
        <draw:connector draw:style-name="gr228" draw:text-style-name="P4" draw:layer="layout" svg:x1="13.579cm" svg:y1="9.084cm" svg:x2="15.913cm" svg:y2="11.311cm" draw:start-shape="id199" draw:start-glue-point="2" draw:end-shape="id202" draw:end-glue-point="0" svg:d="M13579 9084v1114h2334v1113" svg:viewBox="0 0 2335 2228">
          <text:p/>
        </draw:connector>
        <draw:custom-shape draw:style-name="gr26" draw:text-style-name="P13" xml:id="id203" draw:id="id203"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8" draw:text-style-name="P4" draw:layer="layout" svg:x1="13.579cm" svg:y1="9.084cm" svg:x2="20.806cm" svg:y2="11.311cm" draw:start-shape="id199" draw:start-glue-point="2" draw:end-shape="id203" draw:end-glue-point="0" svg:d="M13579 9084v1114h7227v1113" svg:viewBox="0 0 7228 2228">
          <text:p/>
        </draw:connector>
        <draw:custom-shape draw:style-name="gr45" draw:text-style-name="P4" xml:id="id205" draw:id="id205"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199" draw:id="id199"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5.2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4" draw:text-style-name="P13" xml:id="id204" draw:id="id204"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579cm" svg:y1="7.496cm" svg:x2="13.579cm" svg:y2="8.35cm" draw:start-shape="id204" draw:start-glue-point="2" draw:end-shape="id199" draw:end-glue-point="0" svg:d="M13579 7496v854" svg:viewBox="0 0 1 855">
          <text:p/>
        </draw:connector>
        <draw:custom-shape draw:style-name="gr233" draw:text-style-name="P13" xml:id="id206" draw:id="id206" draw:layer="layout" svg:width="4.204cm" svg:height="0.734cm" svg:x="7.4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33" draw:text-style-name="P13" xml:id="id207" draw:id="id207" draw:layer="layout" svg:width="4.204cm" svg:height="0.734cm" svg:x="14.6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9" draw:text-style-name="P4" draw:layer="layout" svg:x1="13.58cm" svg:y1="3.029cm" svg:x2="9.52cm" svg:y2="4.767cm" draw:start-shape="id205" draw:start-glue-point="8" draw:end-shape="id206" draw:end-glue-point="0" svg:d="M13580 3029v861h-4060v877" svg:viewBox="0 0 4061 1739">
          <text:p/>
        </draw:connector>
        <draw:connector draw:style-name="gr229" draw:text-style-name="P4" draw:layer="layout" svg:x1="13.58cm" svg:y1="3.029cm" svg:x2="16.712cm" svg:y2="4.767cm" draw:start-shape="id205" draw:start-glue-point="8" draw:end-shape="id207" draw:end-glue-point="0" svg:d="M13580 3029v861h3132v877" svg:viewBox="0 0 3133 1739">
          <text:p/>
        </draw:connector>
        <draw:connector draw:style-name="gr229" draw:text-style-name="P4" draw:layer="layout" svg:x1="9.52cm" svg:y1="5.501cm" svg:x2="13.579cm" svg:y2="6.762cm" draw:start-shape="id206" draw:start-glue-point="2" draw:end-shape="id204" draw:end-glue-point="0" svg:d="M9520 5501v631h4059v630" svg:viewBox="0 0 4060 1262">
          <text:p/>
        </draw:connector>
        <draw:connector draw:style-name="gr229" draw:text-style-name="P4" draw:layer="layout" svg:x1="16.712cm" svg:y1="5.501cm" svg:x2="13.579cm" svg:y2="6.762cm" draw:start-shape="id207" draw:start-glue-point="2" draw:end-shape="id204" draw:end-glue-point="0" svg:d="M16712 5501v631h-3133v630" svg:viewBox="0 0 3134 1262">
          <text:p/>
        </draw:connector>
      </draw:page>
      <draw:page draw:name="page22" draw:style-name="dp1" draw:master-page-name="Default">
        <draw:frame draw:style-name="gr252"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6" draw:text-style-name="P13" xml:id="id211" draw:id="id211"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7" draw:text-style-name="P13" xml:id="id212" draw:id="id212"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3" draw:text-style-name="P20" xml:id="id210" draw:id="id210"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8"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9" draw:text-style-name="P29" xml:id="id208" draw:id="id20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09" draw:id="id20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08" draw:start-glue-point="2" draw:end-shape="id209" draw:end-glue-point="0" svg:d="M20438 15069v954" svg:viewBox="0 0 1 955">
          <text:p/>
        </draw:connector>
        <draw:connector draw:style-name="gr228" draw:text-style-name="P4" draw:layer="layout" svg:x1="7.858cm" svg:y1="6.39cm" svg:x2="5.891cm" svg:y2="8.171cm" draw:start-shape="id210" draw:start-glue-point="2" draw:end-shape="id211" draw:end-glue-point="0" svg:d="M7858 6390v891h-1967v890" svg:viewBox="0 0 1968 1782">
          <text:p/>
        </draw:connector>
        <draw:connector draw:style-name="gr228" draw:text-style-name="P4" draw:layer="layout" svg:x1="7.858cm" svg:y1="6.39cm" svg:x2="2.482cm" svg:y2="8.171cm" draw:start-shape="id210" draw:start-glue-point="2" draw:end-shape="id212" draw:end-glue-point="0" svg:d="M7858 6390v891h-5376v890" svg:viewBox="0 0 5377 1782">
          <text:p/>
        </draw:connector>
        <draw:custom-shape draw:style-name="gr261" draw:text-style-name="P61" xml:id="id216" draw:id="id216"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3" draw:id="id213"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14" draw:id="id214"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9" draw:text-style-name="P4" draw:layer="layout" draw:line-skew="-0.269cm" svg:x1="14.259cm" svg:y1="4.204cm" svg:x2="20.609cm" svg:y2="6.192cm" draw:start-shape="id213" draw:start-glue-point="8" draw:end-shape="id214"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2" draw:text-style-name="P65" xml:id="id215" draw:id="id215"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20.609cm" svg:y1="6.926cm" svg:x2="17.99cm" svg:y2="8.942cm" draw:start-shape="id214" draw:start-glue-point="2" draw:end-shape="id215" draw:end-glue-point="0" svg:d="M20609 6926v1008h-2619v1008" svg:viewBox="0 0 2620 2017">
          <text:p/>
        </draw:connector>
        <draw:connector draw:style-name="gr229" draw:text-style-name="P4" draw:layer="layout" svg:x1="20.609cm" svg:y1="6.926cm" svg:x2="22.979cm" svg:y2="8.942cm" draw:start-shape="id214" draw:start-glue-point="2" draw:end-shape="id216" draw:end-glue-point="0" svg:d="M20609 6926v1008h2370v1008" svg:viewBox="0 0 2371 2017">
          <text:p/>
        </draw:connector>
        <draw:connector draw:style-name="gr229" draw:text-style-name="P4" draw:layer="layout" svg:x1="14.259cm" svg:y1="4.204cm" svg:x2="7.858cm" svg:y2="5.656cm" draw:start-shape="id213" draw:start-glue-point="8" draw:end-shape="id210" draw:end-glue-point="0" svg:d="M14259 4204v718h-6401v734" svg:viewBox="0 0 6402 1453">
          <text:p/>
        </draw:connector>
        <draw:connector draw:style-name="gr25" draw:layer="layout" draw:line-skew="-0.629cm 0.615cm" svg:x1="9.96cm" svg:y1="6.023cm" svg:x2="22.979cm" svg:y2="9.676cm" draw:start-shape="id210" draw:start-glue-point="1" draw:end-shape="id216" draw:end-glue-point="2" svg:d="M9960 6023h4830v4786h8189v-1133" svg:viewBox="0 0 13020 4787">
          <text:p/>
        </draw:connector>
        <draw:connector draw:style-name="gr25" draw:layer="layout" draw:line-skew="1.893cm 0.615cm" svg:x1="9.96cm" svg:y1="6.023cm" svg:x2="17.99cm" svg:y2="9.676cm" draw:start-shape="id210" draw:start-glue-point="1" draw:end-shape="id215" draw:end-glue-point="2" svg:d="M9960 6023h4857v4786h3173v-1133" svg:viewBox="0 0 8031 4787">
          <text:p/>
        </draw:connector>
        <draw:frame draw:style-name="gr263" draw:text-style-name="P66" draw:layer="layout" svg:width="4.503cm" svg:height="1.01cm" svg:x="10.455cm" svg:y="5.366cm">
          <draw:text-box>
            <text:p><text:span text:style-name="T2">1 of (not both)</text:span></text:p>
          </draw:text-box>
        </draw:frame>
        <draw:custom-shape draw:style-name="gr257" draw:text-style-name="P13" xml:id="id217" draw:id="id217"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9" draw:text-style-name="P4" draw:layer="layout" svg:x1="7.858cm" svg:y1="6.39cm" svg:x2="12.709cm" svg:y2="8.171cm" draw:start-shape="id210" draw:start-glue-point="2" draw:end-shape="id217" draw:end-glue-point="0" svg:d="M7858 6390v891h4851v890" svg:viewBox="0 0 4852 1782">
          <text:p/>
        </draw:connector>
        <draw:custom-shape draw:style-name="gr264" draw:text-style-name="P13" xml:id="id218" draw:id="id218"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9" draw:text-style-name="P4" draw:layer="layout" svg:x1="7.858cm" svg:y1="6.39cm" svg:x2="9.3cm" svg:y2="8.171cm" draw:start-shape="id210" draw:start-glue-point="2" draw:end-shape="id218" draw:end-glue-point="0" svg:d="M7858 6390v891h1442v890" svg:viewBox="0 0 1443 1782">
          <text:p/>
        </draw:connector>
      </draw:page>
      <draw:page draw:name="page23" draw:style-name="dp1" draw:master-page-name="Default">
        <draw:frame draw:style-name="gr265" draw:text-style-name="P60" draw:layer="layout" svg:width="3.493cm" svg:height="1.285cm" svg:x="3.222cm" svg:y="12.2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6" draw:text-style-name="P59" draw:layer="layout" svg:width="3.867cm" svg:height="2.222cm" svg:x="8.05cm" svg:y="12.2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4" draw:id="id224" draw:layer="layout" svg:width="4.445cm" svg:height="0.734cm" svg:x="6.229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7" draw:text-style-name="P20" xml:id="id223" draw:id="id223"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7" draw:text-style-name="P20" xml:id="id222" draw:id="id222"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8" draw:text-style-name="P29" xml:id="id225" draw:id="id225" draw:layer="layout" svg:width="4.938cm" svg:height="0.94cm" svg:x="5.03cm" svg:y="6.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9" draw:text-style-name="P29" xml:id="id219" draw:id="id219"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0" draw:text-style-name="P29" xml:id="id220" draw:id="id220" draw:layer="layout" svg:width="4.938cm" svg:height="0.852cm" svg:x="5.03cm" svg:y="5.2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3.696cm" svg:x2="7.499cm" svg:y2="5.207cm" draw:start-shape="id219" draw:start-glue-point="2" draw:end-shape="id220" draw:end-glue-point="0" svg:d="M7499 3696v1511" svg:viewBox="0 0 1 1512">
          <text:p/>
        </draw:connector>
        <draw:custom-shape draw:style-name="gr45" draw:text-style-name="P4" xml:id="id221" draw:id="id221"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7.956cm" svg:y1="9.885cm" svg:x2="17.955cm" svg:y2="11.155cm" draw:start-shape="id221" draw:start-glue-point="8" draw:end-shape="id222" draw:end-glue-point="0" svg:d="M17956 9885v627h-1v643" svg:viewBox="0 0 2 1271">
          <text:p/>
        </draw:connector>
        <draw:connector draw:style-name="gr229" draw:text-style-name="P4" draw:layer="layout" svg:x1="17.955cm" svg:y1="11.889cm" svg:x2="17.955cm" svg:y2="12.892cm" draw:start-shape="id222" draw:start-glue-point="2" draw:end-shape="id223" draw:end-glue-point="0" svg:d="M17955 11889v1003" svg:viewBox="0 0 1 1004">
          <text:p/>
        </draw:connector>
        <draw:connector draw:style-name="gr229" draw:text-style-name="P4" draw:layer="layout" svg:x1="17.955cm" svg:y1="13.626cm" svg:x2="8.451cm" svg:y2="17.081cm" draw:start-shape="id223" draw:start-glue-point="2" draw:end-shape="id224" draw:end-glue-point="0" svg:d="M17955 13626v1728h-9504v1727" svg:viewBox="0 0 9505 3456">
          <text:p/>
        </draw:connector>
        <draw:custom-shape draw:style-name="gr271" draw:text-style-name="P29"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2" draw:text-style-name="P29" xml:id="id226" draw:id="id226"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4.499cm" svg:y2="8.187cm" draw:start-shape="id225" draw:start-glue-point="2" draw:end-shape="id226" draw:end-glue-point="0" svg:d="M7499 6955v616h-3000v616" svg:viewBox="0 0 3001 1233">
          <text:p/>
        </draw:connector>
        <draw:custom-shape draw:style-name="gr273" draw:text-style-name="P29"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4" draw:text-style-name="P29" xml:id="id227" draw:id="id227"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10.499cm" svg:y2="8.187cm" draw:start-shape="id225" draw:start-glue-point="2" draw:end-shape="id227" draw:end-glue-point="0" svg:d="M7499 6955v616h3000v616" svg:viewBox="0 0 3001 1233">
          <text:p/>
        </draw:connector>
        <draw:custom-shape draw:style-name="gr247" draw:text-style-name="P13" xml:id="id228" draw:id="id228" draw:layer="layout" svg:width="4.445cm" svg:height="0.734cm" svg:x="11.44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7" draw:text-style-name="P13" xml:id="id229" draw:id="id229" draw:layer="layout" svg:width="4.445cm" svg:height="0.734cm" svg:x="16.57cm" svg:y="17.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7" draw:text-style-name="P13" xml:id="id230" draw:id="id230" draw:layer="layout" svg:width="4.445cm" svg:height="0.734cm" svg:x="21.564cm" svg:y="17.0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9" draw:text-style-name="P4" draw:layer="layout" svg:x1="17.955cm" svg:y1="13.626cm" svg:x2="13.662cm" svg:y2="17.081cm" draw:start-shape="id223" draw:start-glue-point="2" draw:end-shape="id228" draw:end-glue-point="0" svg:d="M17955 13626v1728h-4293v1727" svg:viewBox="0 0 4294 3456">
          <text:p/>
        </draw:connector>
        <draw:connector draw:style-name="gr229" draw:text-style-name="P4" draw:layer="layout" svg:x1="17.955cm" svg:y1="13.626cm" svg:x2="18.792cm" svg:y2="17.074cm" draw:start-shape="id223" draw:start-glue-point="2" draw:end-shape="id229" draw:end-glue-point="0" svg:d="M17955 13626v1724h837v1724" svg:viewBox="0 0 838 3449">
          <text:p/>
        </draw:connector>
        <draw:connector draw:style-name="gr229" draw:text-style-name="P4" draw:layer="layout" svg:x1="17.955cm" svg:y1="13.626cm" svg:x2="23.786cm" svg:y2="17.075cm" draw:start-shape="id223" draw:start-glue-point="2" draw:end-shape="id230" draw:end-glue-point="0" svg:d="M17955 13626v1725h5831v1724" svg:viewBox="0 0 5832 3450">
          <text:p/>
        </draw:connector>
      </draw:page>
      <draw:page draw:name="page24" draw:style-name="dp1" draw:master-page-name="Default">
        <draw:custom-shape draw:style-name="gr275"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5" draw:text-style-name="P13" xml:id="id231" draw:id="id231"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6" draw:text-style-name="P61" xml:id="id237" draw:id="id237"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7" draw:text-style-name="P20" xml:id="id243" draw:id="id243"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7" draw:text-style-name="P20" xml:id="id232" draw:id="id232"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8" draw:text-style-name="P4" draw:layer="layout" svg:x1="13.699cm" svg:y1="15.847cm" svg:x2="6.316cm" svg:y2="17.157cm" draw:start-shape="id231" draw:start-glue-point="2" draw:end-shape="id232" draw:end-glue-point="0" svg:d="M13699 15847v646h-7383v664" svg:viewBox="0 0 7384 1311">
          <text:p/>
        </draw:connector>
        <draw:custom-shape draw:style-name="gr237" draw:text-style-name="P20" xml:id="id233" draw:id="id233"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7" draw:text-style-name="P20" xml:id="id234" draw:id="id234"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8" draw:text-style-name="P20" xml:id="id245" draw:id="id245"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699cm" svg:y1="15.847cm" svg:x2="11.424cm" svg:y2="17.173cm" draw:start-shape="id231" draw:start-glue-point="2" draw:end-shape="id233" draw:end-glue-point="0" svg:d="M13699 15847v654h-2275v672" svg:viewBox="0 0 2276 1327">
          <text:p/>
        </draw:connector>
        <draw:connector draw:style-name="gr229" draw:text-style-name="P4" draw:layer="layout" svg:x1="13.699cm" svg:y1="15.847cm" svg:x2="16.299cm" svg:y2="17.173cm" draw:start-shape="id231" draw:start-glue-point="2" draw:end-shape="id234" draw:end-glue-point="0" svg:d="M13699 15847v654h2600v672" svg:viewBox="0 0 2601 1327">
          <text:p/>
        </draw:connector>
        <draw:custom-shape draw:style-name="gr45" draw:text-style-name="P4" xml:id="id235" draw:id="id235"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0.528cm" svg:y1="5.093cm" svg:x2="6.31cm" svg:y2="6.68cm" draw:start-shape="id235" draw:start-glue-point="8" draw:end-shape="id236" draw:end-glue-point="0" svg:d="M10528 5093v786h-4218v801" svg:viewBox="0 0 4219 1588">
          <text:p/>
        </draw:connector>
        <draw:connector draw:style-name="gr229" draw:text-style-name="P4" draw:layer="layout" svg:x1="10.528cm" svg:y1="5.093cm" svg:x2="14.632cm" svg:y2="6.68cm" draw:start-shape="id235" draw:start-glue-point="8" draw:end-shape="id237" draw:end-glue-point="0" svg:d="M10528 5093v786h4104v801" svg:viewBox="0 0 4105 1588">
          <text:p/>
        </draw:connector>
        <draw:connector draw:style-name="gr229" draw:text-style-name="P4" draw:layer="layout" svg:x1="6.316cm" svg:y1="17.891cm" svg:x2="13.756cm" svg:y2="19.732cm" draw:start-shape="id232" draw:start-glue-point="2" draw:end-shape="id238" draw:end-glue-point="0" svg:d="M6316 17891v921h7440v920" svg:viewBox="0 0 7441 1842">
          <text:p/>
        </draw:connector>
        <draw:connector draw:style-name="gr229" draw:text-style-name="P4" draw:layer="layout" svg:x1="11.424cm" svg:y1="17.907cm" svg:x2="13.756cm" svg:y2="19.732cm" draw:start-shape="id233" draw:start-glue-point="2" draw:end-shape="id238" draw:end-glue-point="0" svg:d="M11424 17907v913h2332v912" svg:viewBox="0 0 2333 1826">
          <text:p/>
        </draw:connector>
        <draw:connector draw:style-name="gr229" draw:text-style-name="P4" draw:layer="layout" svg:x1="16.299cm" svg:y1="17.907cm" svg:x2="13.756cm" svg:y2="19.732cm" draw:start-shape="id234" draw:start-glue-point="2" draw:end-shape="id238" draw:end-glue-point="0" svg:d="M16299 17907v913h-2543v912" svg:viewBox="0 0 2544 1826">
          <text:p/>
        </draw:connector>
        <draw:custom-shape draw:style-name="gr279"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80" draw:text-style-name="P29" xml:id="id239" draw:id="id239"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1" draw:text-style-name="P29" xml:id="id240" draw:id="id240"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9" draw:start-glue-point="2" draw:end-shape="id240" draw:end-glue-point="0" svg:d="M23137 3004v954" svg:viewBox="0 0 1 955">
          <text:p/>
        </draw:connector>
        <draw:frame draw:style-name="gr282"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3"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4" draw:text-style-name="P20" xml:id="id242" draw:id="id242"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5" draw:text-style-name="P20" xml:id="id244" draw:id="id244"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1" draw:text-style-name="P9" draw:layer="layout" svg:x1="11.932cm" svg:y1="9.72cm" svg:x2="14.632cm" svg:y2="11.208cm" draw:start-shape="id241" draw:start-glue-point="2" draw:end-shape="id242" draw:end-glue-point="0" svg:d="M11932 9720v743h2700v745" svg:viewBox="0 0 2701 1489">
          <text:p/>
        </draw:connector>
        <draw:custom-shape draw:style-name="gr285" draw:text-style-name="P20" xml:id="id246" draw:id="id246"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7" draw:text-style-name="P20" xml:id="id247" draw:id="id247"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9" draw:text-style-name="P4" draw:layer="layout" svg:x1="14.632cm" svg:y1="11.941cm" svg:x2="3.494cm" svg:y2="14.761cm" draw:start-shape="id242" draw:start-glue-point="2" draw:end-shape="id243" svg:d="M14632 11941v1410h-11138v1410" svg:viewBox="0 0 11139 2821">
          <text:p/>
        </draw:connector>
        <draw:connector draw:style-name="gr229" draw:text-style-name="P4" draw:layer="layout" svg:x1="14.632cm" svg:y1="11.941cm" svg:x2="7.514cm" svg:y2="14.761cm" draw:start-shape="id242" draw:start-glue-point="2" draw:end-shape="id244" svg:d="M14632 11941v1410h-7118v1410" svg:viewBox="0 0 7119 2821">
          <text:p/>
        </draw:connector>
        <draw:connector draw:style-name="gr229" draw:text-style-name="P4" draw:layer="layout" svg:x1="14.632cm" svg:y1="11.941cm" svg:x2="11.534cm" svg:y2="14.761cm" draw:start-shape="id242" draw:start-glue-point="2" draw:end-shape="id245" draw:end-glue-point="0" svg:d="M14632 11941v1409h-3098v1411" svg:viewBox="0 0 3099 2821">
          <text:p/>
        </draw:connector>
        <draw:connector draw:style-name="gr229" draw:text-style-name="P4" draw:layer="layout" svg:x1="14.632cm" svg:y1="11.941cm" svg:x2="19.575cm" svg:y2="14.761cm" draw:start-shape="id242" draw:start-glue-point="2" draw:end-shape="id246" draw:end-glue-point="0" svg:d="M14632 11941v1410h4943v1410" svg:viewBox="0 0 4944 2821">
          <text:p/>
        </draw:connector>
        <draw:connector draw:style-name="gr229" draw:text-style-name="P4" draw:layer="layout" svg:x1="14.632cm" svg:y1="11.941cm" svg:x2="23.595cm" svg:y2="14.761cm" draw:start-shape="id242" draw:start-glue-point="2" draw:end-shape="id247" draw:end-glue-point="0" svg:d="M14632 11941v1410h8963v1410" svg:viewBox="0 0 8964 2821">
          <text:p/>
        </draw:connector>
        <draw:custom-shape draw:style-name="gr284" draw:text-style-name="P20" xml:id="id241" draw:id="id241"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7.414cm" svg:x2="11.932cm" svg:y2="8.987cm" draw:start-shape="id237" draw:start-glue-point="2" draw:end-shape="id241" draw:end-glue-point="0" svg:d="M14632 7414v786h-2700v787" svg:viewBox="0 0 2701 1574">
          <text:p/>
        </draw:connector>
        <draw:custom-shape draw:style-name="gr284" draw:text-style-name="P20" xml:id="id248" draw:id="id248"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7.414cm" svg:x2="17.751cm" svg:y2="8.987cm" draw:start-shape="id237" draw:start-glue-point="2" draw:end-shape="id248" draw:end-glue-point="0" svg:d="M14632 7414v786h3119v787" svg:viewBox="0 0 3120 1574">
          <text:p/>
        </draw:connector>
        <draw:connector draw:style-name="gr229" draw:text-style-name="P4" draw:layer="layout" svg:x1="17.751cm" svg:y1="9.72cm" svg:x2="14.632cm" svg:y2="11.208cm" draw:start-shape="id248" draw:start-glue-point="2" draw:end-shape="id242" draw:end-glue-point="0" svg:d="M17751 9720v743h-3119v745" svg:viewBox="0 0 3120 1489">
          <text:p/>
        </draw:connector>
        <draw:custom-shape draw:style-name="gr286" draw:text-style-name="P20" xml:id="id249" draw:id="id249"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2" draw:layer="layout" svg:x1="14.632cm" svg:y1="11.941cm" svg:x2="15.57cm" svg:y2="14.761cm" draw:start-shape="id242" draw:start-glue-point="2" draw:end-shape="id249" draw:end-glue-point="0" svg:d="M14632 11941v1409h938v1411" svg:viewBox="0 0 939 2821">
          <text:p/>
        </draw:connector>
        <draw:custom-shape draw:style-name="gr237" draw:text-style-name="P20" xml:id="id250" draw:id="id250"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9" draw:text-style-name="P4" draw:layer="layout" svg:x1="13.699cm" svg:y1="15.847cm" svg:x2="21.499cm" svg:y2="17.173cm" draw:start-shape="id231" draw:start-glue-point="2" draw:end-shape="id250" draw:end-glue-point="0" svg:d="M13699 15847v654h7800v672" svg:viewBox="0 0 7801 1327">
          <text:p/>
        </draw:connector>
        <draw:connector draw:style-name="gr229" draw:text-style-name="P4" draw:layer="layout" svg:x1="21.499cm" svg:y1="17.907cm" svg:x2="13.756cm" svg:y2="19.732cm" draw:start-shape="id250" draw:start-glue-point="2" draw:end-shape="id238" draw:end-glue-point="0" svg:d="M21499 17907v913h-7743v912" svg:viewBox="0 0 7744 1826">
          <text:p/>
        </draw:connector>
      </draw:page>
      <draw:page draw:name="page25" draw:style-name="dp1" draw:master-page-name="Default">
        <draw:frame draw:style-name="gr252" draw:text-style-name="P59" draw:layer="layout" svg:width="3.493cm" svg:height="3.175cm" svg:x="8.126cm" svg:y="15.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3" draw:id="id263"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2" draw:id="id262"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1" draw:id="id261"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7" draw:text-style-name="P29" draw:layer="layout" svg:width="7.478cm" svg:height="0.774cm" svg:x="16.6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8" draw:text-style-name="P29" xml:id="id251" draw:id="id251"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9" draw:text-style-name="P29" xml:id="id252" draw:id="id252" draw:layer="layout" svg:width="7.478cm" svg:height="0.734cm" svg:x="16.6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6.069cm" svg:x2="20.438cm" svg:y2="17.023cm" draw:start-shape="id251" draw:start-glue-point="2" draw:end-shape="id252" draw:end-glue-point="0" svg:d="M20438 16069v954" svg:viewBox="0 0 1 955">
          <text:p/>
        </draw:connector>
        <draw:custom-shape draw:style-name="gr26" draw:text-style-name="P13" xml:id="id254" draw:id="id254"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64" draw:id="id264"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57" draw:id="id257"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50" draw:text-style-name="P60" draw:layer="layout" svg:width="4.127cm" svg:height="2.861cm" svg:x="3.047cm" svg:y="15.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8" draw:id="id258"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5" draw:id="id255"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90" draw:text-style-name="P13" xml:id="id256" draw:id="id256"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1" draw:text-style-name="P13" xml:id="id259" draw:id="id259"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2" draw:text-style-name="P13" xml:id="id260" draw:id="id260"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9" draw:text-style-name="P4" draw:layer="layout" svg:x1="12.797cm" svg:y1="5.257cm" svg:x2="13.357cm" svg:y2="6.899cm" draw:start-shape="id253" draw:start-glue-point="2" draw:end-shape="id254" svg:d="M12797 5257v821h560v821" svg:viewBox="0 0 561 1643">
          <text:p/>
        </draw:connector>
        <draw:connector draw:style-name="gr229" draw:text-style-name="P4" draw:layer="layout" svg:x1="12.797cm" svg:y1="5.257cm" svg:x2="17.904cm" svg:y2="6.899cm" draw:start-shape="id253" draw:start-glue-point="2" draw:end-shape="id255" svg:d="M12797 5257v821h5107v821" svg:viewBox="0 0 5108 1643">
          <text:p/>
        </draw:connector>
        <draw:connector draw:style-name="gr229" draw:text-style-name="P4" draw:layer="layout" svg:x1="13.357cm" svg:y1="8.385cm" svg:x2="13.357cm" svg:y2="10.003cm" draw:start-shape="id256" draw:start-glue-point="2" draw:end-shape="id257" draw:end-glue-point="0" svg:d="M13357 8385v1618" svg:viewBox="0 0 1 1619">
          <text:p/>
        </draw:connector>
        <draw:connector draw:style-name="gr229" draw:text-style-name="P4" draw:layer="layout" svg:x1="12.797cm" svg:y1="5.257cm" svg:x2="8.833cm" svg:y2="6.899cm" draw:start-shape="id253" draw:start-glue-point="2" draw:end-shape="id258" draw:end-glue-point="0" svg:d="M12797 5257v821h-3964v821" svg:viewBox="0 0 3965 1643">
          <text:p/>
        </draw:connector>
        <draw:connector draw:style-name="gr229" draw:text-style-name="P4" draw:layer="layout" svg:x1="8.838cm" svg:y1="8.385cm" svg:x2="13.357cm" svg:y2="10.003cm" draw:start-shape="id259" draw:start-glue-point="2" draw:end-shape="id257" svg:d="M8838 8385v809h4519v809" svg:viewBox="0 0 4520 1619">
          <text:p/>
        </draw:connector>
        <draw:connector draw:style-name="gr229" draw:text-style-name="P4" draw:layer="layout" svg:x1="17.909cm" svg:y1="8.385cm" svg:x2="13.357cm" svg:y2="10.003cm" draw:start-shape="id260" draw:start-glue-point="2" draw:end-shape="id257" draw:end-glue-point="0" svg:d="M17909 8385v809h-4552v809" svg:viewBox="0 0 4553 1619">
          <text:p/>
        </draw:connector>
        <draw:connector draw:style-name="gr229" draw:text-style-name="P4" draw:layer="layout" svg:x1="13.357cm" svg:y1="10.737cm" svg:x2="17.851cm" svg:y2="12.425cm" draw:start-shape="id257" draw:start-glue-point="2" draw:end-shape="id261" draw:end-glue-point="0" svg:d="M13357 10737v844h4494v844" svg:viewBox="0 0 4495 1689">
          <text:p/>
        </draw:connector>
        <draw:connector draw:style-name="gr229" draw:text-style-name="P4" draw:layer="layout" svg:x1="13.357cm" svg:y1="10.737cm" svg:x2="13.357cm" svg:y2="12.425cm" draw:start-shape="id257" draw:end-shape="id262" draw:end-glue-point="0" svg:d="M13357 10737v1688" svg:viewBox="0 0 1 1689">
          <text:p/>
        </draw:connector>
        <draw:connector draw:style-name="gr229" draw:text-style-name="P4" draw:layer="layout" svg:x1="13.357cm" svg:y1="10.737cm" svg:x2="8.857cm" svg:y2="12.425cm" draw:start-shape="id257" draw:start-glue-point="2" draw:end-shape="id263" svg:d="M13357 10737v844h-4500v844" svg:viewBox="0 0 4501 1689">
          <text:p/>
        </draw:connector>
        <draw:frame draw:style-name="gr293" draw:text-style-name="P59" draw:layer="layout" svg:width="3.493cm" svg:height="1.588cm" svg:x="21.019cm" svg:y="6.862cm">
          <draw:text-box>
            <text:p text:style-name="P58"><text:span text:style-name="T8">The drawer converts the move into board location.</text:span></text:p>
          </draw:text-box>
        </draw:frame>
        <draw:custom-shape draw:style-name="gr294" draw:text-style-name="P64" xml:id="id265" draw:id="id265"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94" draw:text-style-name="P64" xml:id="id253" draw:id="id253"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9" draw:text-style-name="P4" draw:layer="layout" svg:x1="12.798cm" svg:y1="2.775cm" svg:x2="12.797cm" svg:y2="3.771cm" draw:start-shape="id264" draw:start-glue-point="8" draw:end-shape="id265" draw:end-glue-point="0" svg:d="M12798 2775v490h-1v506" svg:viewBox="0 0 2 997">
          <text:p/>
        </draw:connector>
      </draw:page>
      <draw:page draw:name="page26" draw:style-name="dp1" draw:master-page-name="Default">
        <draw:custom-shape draw:style-name="gr295"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6"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7"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8"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9"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300"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301"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2"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3"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4"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5"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6"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6"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6"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7" draw:text-style-name="P59" draw:layer="layout" svg:width="1.962cm" svg:height="0.497cm" svg:x="17.9cm" svg:y="16.046cm">
          <draw:text-box>
            <text:p text:style-name="P58"><text:span text:style-name="T8">Mlap Op</text:span></text:p>
          </draw:text-box>
        </draw:frame>
        <draw:frame draw:style-name="gr308"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9" draw:text-style-name="P4" draw:layer="layout" svg:x1="18.697cm" svg:y1="16.982cm" svg:x2="18.718cm" svg:y2="18.068cm" draw:start-shape="id273" draw:start-glue-point="8" draw:end-shape="id274" draw:end-glue-point="0" svg:d="M18697 16982v535h21v551" svg:viewBox="0 0 22 1087">
          <text:p/>
        </draw:connector>
        <draw:connector draw:style-name="gr229" draw:text-style-name="P4" draw:layer="layout" svg:x1="18.697cm" svg:y1="16.982cm" svg:x2="14.275cm" svg:y2="18.068cm" draw:start-shape="id273" draw:start-glue-point="8" draw:end-shape="id275" draw:end-glue-point="0" svg:d="M18697 16982v535h-4422v551" svg:viewBox="0 0 4423 1087">
          <text:p/>
        </draw:connector>
        <draw:connector draw:style-name="gr229" draw:text-style-name="P4" draw:layer="layout" svg:x1="18.697cm" svg:y1="16.982cm" svg:x2="23.346cm" svg:y2="18.068cm" draw:start-shape="id273" draw:start-glue-point="8" draw:end-shape="id276" draw:end-glue-point="0" svg:d="M18697 16982v535h4649v551" svg:viewBox="0 0 4650 1087">
          <text:p/>
        </draw:connector>
        <draw:custom-shape draw:style-name="gr309"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10"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11"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2"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5"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3"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7"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4"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5"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6"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7"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8"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9"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9"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29" draw:text-style-name="P4" draw:layer="layout" draw:line-skew="0.17cm" svg:x1="13.855cm" svg:y1="3.38cm" svg:x2="9.406cm" svg:y2="5.351cm" draw:start-shape="id277" draw:start-glue-point="8" draw:end-shape="id279" svg:d="M13855 3380v1148h-4449v823" svg:viewBox="0 0 4450 1972">
          <text:p/>
        </draw:connector>
        <draw:connector draw:style-name="gr229" draw:text-style-name="P4" draw:layer="layout" svg:x1="13.855cm" svg:y1="3.38cm" svg:x2="14.246cm" svg:y2="5.604cm" draw:start-shape="id277" draw:start-glue-point="8" draw:end-shape="id280" draw:end-glue-point="0" svg:d="M13855 3380v1104h391v1120" svg:viewBox="0 0 392 2225">
          <text:p/>
        </draw:connector>
        <draw:connector draw:style-name="gr229" draw:text-style-name="P4" draw:layer="layout" svg:x1="13.855cm" svg:y1="3.38cm" svg:x2="18.893cm" svg:y2="5.604cm" draw:start-shape="id277" draw:start-glue-point="8" draw:end-shape="id281" draw:end-glue-point="0" svg:d="M13855 3380v1104h5038v1120" svg:viewBox="0 0 5039 2225">
          <text:p/>
        </draw:connector>
        <draw:connector draw:style-name="gr229" draw:text-style-name="P4" draw:layer="layout" svg:x1="4.158cm" svg:y1="6.591cm" svg:x2="13.878cm" svg:y2="8.626cm" draw:start-shape="id278" draw:start-glue-point="2" draw:end-shape="id282" draw:end-glue-point="0" svg:d="M4158 6591v1018h9720v1017" svg:viewBox="0 0 9721 2036">
          <text:p/>
        </draw:connector>
        <draw:connector draw:style-name="gr229" draw:text-style-name="P4" draw:layer="layout" svg:x1="9.406cm" svg:y1="6.591cm" svg:x2="13.878cm" svg:y2="8.626cm" draw:start-shape="id279" draw:start-glue-point="2" draw:end-shape="id282" draw:end-glue-point="0" svg:d="M9406 6591v1018h4472v1017" svg:viewBox="0 0 4473 2036">
          <text:p/>
        </draw:connector>
        <draw:connector draw:style-name="gr229" draw:text-style-name="P4" draw:layer="layout" svg:x1="14.246cm" svg:y1="6.338cm" svg:x2="13.878cm" svg:y2="8.626cm" draw:start-shape="id280" draw:start-glue-point="2" draw:end-shape="id282" draw:end-glue-point="0" svg:d="M14246 6338v1144h-368v1144" svg:viewBox="0 0 369 2289">
          <text:p/>
        </draw:connector>
        <draw:connector draw:style-name="gr229" draw:text-style-name="P4" draw:layer="layout" svg:x1="18.893cm" svg:y1="6.338cm" svg:x2="13.878cm" svg:y2="8.626cm" draw:start-shape="id281" draw:start-glue-point="2" draw:end-shape="id282" draw:end-glue-point="0" svg:d="M18893 6338v1144h-5015v1144" svg:viewBox="0 0 5016 2289">
          <text:p/>
        </draw:connector>
        <draw:connector draw:style-name="gr229" draw:text-style-name="P4" draw:layer="layout" draw:line-skew="-0.005cm" svg:x1="13.81cm" svg:y1="13.13cm" svg:x2="24.801cm" svg:y2="14.566cm" draw:start-shape="id283" draw:start-glue-point="2" draw:end-shape="id284" svg:d="M13810 13130v705h10991v731" svg:viewBox="0 0 10992 1437">
          <text:p/>
        </draw:connector>
        <draw:connector draw:style-name="gr229"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29" draw:text-style-name="P4" draw:layer="layout" svg:x1="24.801cm" svg:y1="15.3cm" svg:x2="24.784cm" svg:y2="16.752cm" draw:start-shape="id284" draw:start-glue-point="2" draw:end-shape="id286" draw:end-glue-point="0" svg:d="M24801 15300v726h-17v726" svg:viewBox="0 0 18 1453">
          <text:p/>
        </draw:connector>
        <draw:connector draw:style-name="gr229"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29"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7"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7"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7"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1"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1"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1"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7"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1" draw:text-style-name="P9" draw:layer="layout" svg:x1="5.446cm" svg:y1="15.575cm" svg:x2="4.517cm" svg:y2="16.752cm" draw:start-shape="id288" draw:start-glue-point="2" draw:end-shape="id292" draw:end-glue-point="0" svg:d="M5446 15575v589h-929v588" svg:viewBox="0 0 930 1178">
          <text:p/>
        </draw:connector>
        <draw:custom-shape draw:style-name="gr320"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9"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7"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9" draw:text-style-name="P4" draw:layer="layout" svg:x1="13.855cm" svg:y1="3.38cm" svg:x2="24.052cm" svg:y2="5.604cm" draw:start-shape="id277" draw:start-glue-point="8" draw:end-shape="id294" draw:end-glue-point="0" svg:d="M13855 3380v1104h10197v1120" svg:viewBox="0 0 10198 2225">
          <text:p/>
        </draw:connector>
        <draw:connector draw:style-name="gr229"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21"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21"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2"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21"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21"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3"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4"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5" draw:text-style-name="P13" xml:id="id312" draw:id="id312"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4" draw:text-style-name="P13" xml:id="id306" draw:id="id306"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1" draw:id="id301"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02" draw:id="id302"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2" draw:text-style-name="P65" xml:id="id304" draw:id="id304"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6" draw:text-style-name="P64" xml:id="id307" draw:id="id307"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6" draw:text-style-name="P64" xml:id="id303" draw:id="id303"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8" draw:id="id308"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9" draw:id="id309"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2" draw:layer="layout" svg:x1="24.687cm" svg:y1="6.993cm" svg:x2="14.319cm" svg:y2="8.604cm" draw:start-shape="id301" draw:start-glue-point="2" draw:end-shape="id302" draw:end-glue-point="0" svg:d="M24687 6993v806h-10368v805" svg:viewBox="0 0 10369 1612">
          <text:p/>
        </draw:connector>
        <draw:connector draw:style-name="gr242" draw:layer="layout" svg:x1="14.484cm" svg:y1="17.927cm" svg:x2="13.517cm" svg:y2="19.058cm" draw:start-shape="id303" draw:start-glue-point="2" draw:end-shape="id304" draw:end-glue-point="0" svg:d="M14484 17927v566h-967v565" svg:viewBox="0 0 968 1132">
          <text:p/>
        </draw:connector>
        <draw:connector draw:style-name="gr242" draw:layer="layout" svg:x1="11.834cm" svg:y1="2.71cm" svg:x2="11.833cm" svg:y2="4.233cm" draw:start-shape="id305" draw:start-glue-point="8" draw:end-shape="id306" draw:end-glue-point="0" svg:d="M11834 2710v754h-1v769" svg:viewBox="0 0 2 1524">
          <text:p/>
        </draw:connector>
        <draw:frame draw:style-name="gr307" draw:text-style-name="P59" draw:layer="layout" svg:width="1.28cm" svg:height="0.497cm" svg:x="10.08cm" svg:y="2.287cm">
          <draw:text-box>
            <text:p text:style-name="P58"><text:span text:style-name="T8">Lapper</text:span></text:p>
          </draw:text-box>
        </draw:frame>
        <draw:connector draw:style-name="gr229" draw:text-style-name="P4" draw:layer="layout" svg:x1="12.118cm" svg:y1="15.964cm" svg:x2="14.484cm" svg:y2="17.193cm" draw:start-shape="id307" draw:start-glue-point="7" draw:end-shape="id303" draw:end-glue-point="0" svg:d="M12118 15964v615h2366v614" svg:viewBox="0 0 2367 1230">
          <text:p/>
        </draw:connector>
        <draw:connector draw:style-name="gr229" draw:text-style-name="P4" draw:layer="layout" svg:x1="9.52cm" svg:y1="15.964cm" svg:x2="6.304cm" svg:y2="19.058cm" draw:start-shape="id307" draw:start-glue-point="6" draw:end-shape="id308" draw:end-glue-point="0" svg:d="M9520 15964v1547h-3216v1547" svg:viewBox="0 0 3217 3095">
          <text:p/>
        </draw:connector>
        <draw:connector draw:style-name="gr229" draw:text-style-name="P4" draw:layer="layout" svg:x1="14.484cm" svg:y1="17.927cm" svg:x2="19.693cm" svg:y2="19.058cm" draw:start-shape="id303" draw:start-glue-point="2" draw:end-shape="id309" draw:end-glue-point="0" svg:d="M14484 17927v566h5209v565" svg:viewBox="0 0 5210 1132">
          <text:p/>
        </draw:connector>
        <draw:custom-shape draw:style-name="gr327" draw:text-style-name="P64" xml:id="id313" draw:id="id313"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8" draw:text-style-name="P64" xml:id="id311" draw:id="id311"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9" draw:text-style-name="P64" xml:id="id310" draw:id="id310"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2" draw:layer="layout" svg:x1="14.319cm" svg:y1="9.338cm" svg:x2="6.98cm" svg:y2="10.826cm" draw:start-shape="id302" draw:start-glue-point="2" draw:end-shape="id310" draw:end-glue-point="0" svg:d="M14319 9338v744h-7339v744" svg:viewBox="0 0 7340 1489">
          <text:p/>
        </draw:connector>
        <draw:connector draw:style-name="gr242" draw:layer="layout" svg:x1="14.319cm" svg:y1="9.338cm" svg:x2="19.964cm" svg:y2="10.826cm" draw:start-shape="id302" draw:start-glue-point="2" draw:end-shape="id311" draw:end-glue-point="0" svg:d="M14319 9338v744h5645v744" svg:viewBox="0 0 5646 1489">
          <text:p/>
        </draw:connector>
        <draw:connector draw:style-name="gr242" draw:layer="layout" svg:x1="14.319cm" svg:y1="9.338cm" svg:x2="24.797cm" svg:y2="10.826cm" draw:start-shape="id302" draw:start-glue-point="2" draw:end-shape="id312" draw:end-glue-point="0" svg:d="M14319 9338v744h10478v744" svg:viewBox="0 0 10479 1489">
          <text:p/>
        </draw:connector>
        <draw:connector draw:style-name="gr242" draw:layer="layout" svg:x1="14.319cm" svg:y1="9.338cm" svg:x2="3.102cm" svg:y2="10.826cm" draw:start-shape="id302" draw:start-glue-point="2" draw:end-shape="id313" draw:end-glue-point="0" svg:d="M14319 9338v744h-11217v744" svg:viewBox="0 0 11218 1489">
          <text:p/>
        </draw:connector>
        <draw:connector draw:style-name="gr242" draw:layer="layout" svg:x1="3.102cm" svg:y1="11.56cm" svg:x2="14.319cm" svg:y2="13.008cm" draw:start-shape="id313" draw:start-glue-point="2" draw:end-shape="id314" draw:end-glue-point="0" svg:d="M3102 11560v724h11217v724" svg:viewBox="0 0 11218 1449">
          <text:p/>
        </draw:connector>
        <draw:connector draw:style-name="gr242" draw:layer="layout" svg:x1="14.319cm" svg:y1="13.742cm" svg:x2="10.819cm" svg:y2="15.23cm" draw:start-shape="id314" draw:start-glue-point="2" draw:end-shape="id307" draw:end-glue-point="0" svg:d="M14319 13742v744h-3500v744" svg:viewBox="0 0 3501 1489">
          <text:p/>
        </draw:connector>
        <draw:connector draw:style-name="gr242" draw:layer="layout" svg:x1="19.964cm" svg:y1="11.56cm" svg:x2="14.319cm" svg:y2="13.008cm" draw:start-shape="id311" draw:start-glue-point="2" draw:end-shape="id314" draw:end-glue-point="0" svg:d="M19964 11560v724h-5645v724" svg:viewBox="0 0 5646 1449">
          <text:p/>
        </draw:connector>
        <draw:connector draw:style-name="gr242" draw:layer="layout" svg:x1="24.797cm" svg:y1="11.559cm" svg:x2="14.319cm" svg:y2="13.008cm" draw:start-shape="id312" draw:start-glue-point="2" draw:end-shape="id314" draw:end-glue-point="0" svg:d="M24797 11559v724h-10478v725" svg:viewBox="0 0 10479 1450">
          <text:p/>
        </draw:connector>
        <draw:custom-shape draw:style-name="gr330" draw:text-style-name="P64" xml:id="id315" draw:id="id315"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9" draw:text-style-name="P4" draw:layer="layout" svg:x1="14.319cm" svg:y1="9.338cm" svg:x2="15.302cm" svg:y2="10.807cm" draw:start-shape="id302" draw:start-glue-point="2" draw:end-shape="id315" draw:end-glue-point="0" svg:d="M14319 9338v735h983v734" svg:viewBox="0 0 984 1470">
          <text:p/>
        </draw:connector>
        <draw:connector draw:style-name="gr229" draw:text-style-name="P4" draw:layer="layout" svg:x1="15.302cm" svg:y1="11.541cm" svg:x2="14.319cm" svg:y2="13.008cm" draw:start-shape="id315" draw:start-glue-point="2" draw:end-shape="id314" draw:end-glue-point="0" svg:d="M15302 11541v734h-983v733" svg:viewBox="0 0 984 1468">
          <text:p/>
        </draw:connector>
        <draw:custom-shape draw:style-name="gr237" draw:text-style-name="P13" xml:id="id316" draw:id="id316"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05" draw:id="id305"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3" xml:id="id317" draw:id="id317"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3" draw:text-style-name="P63" draw:layer="layout" svg:x1="11.833cm" svg:y1="4.967cm" svg:x2="3.333cm" svg:y2="6.297cm" draw:start-shape="id306" draw:start-glue-point="2" draw:end-shape="id316" draw:end-glue-point="0" svg:d="M11833 4967v665h-8500v665" svg:viewBox="0 0 8501 1331">
          <text:p/>
        </draw:connector>
        <draw:connector draw:style-name="gr243" draw:text-style-name="P63" draw:layer="layout" svg:x1="11.833cm" svg:y1="4.967cm" svg:x2="8.672cm" svg:y2="6.297cm" draw:start-shape="id306" draw:start-glue-point="2" draw:end-shape="id317" draw:end-glue-point="0" svg:d="M11833 4967v665h-3161v665" svg:viewBox="0 0 3162 1331">
          <text:p/>
        </draw:connector>
        <draw:connector draw:style-name="gr243" draw:text-style-name="P63" draw:layer="layout" svg:x1="11.833cm" svg:y1="4.967cm" svg:x2="24.687cm" svg:y2="6.259cm" draw:start-shape="id306" draw:start-glue-point="2" draw:end-shape="id301" draw:end-glue-point="0" svg:d="M11833 4967v646h12854v646" svg:viewBox="0 0 12855 1293">
          <text:p/>
        </draw:connector>
        <draw:custom-shape draw:style-name="gr331" draw:text-style-name="P64" xml:id="id318" draw:id="id318"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9" draw:text-style-name="P4" draw:layer="layout" svg:x1="14.319cm" svg:y1="9.338cm" svg:x2="11.23cm" svg:y2="10.826cm" draw:start-shape="id302" draw:start-glue-point="2" draw:end-shape="id318" draw:end-glue-point="0" svg:d="M14319 9338v744h-3089v744" svg:viewBox="0 0 3090 1489">
          <text:p/>
        </draw:connector>
        <draw:connector draw:style-name="gr229" draw:text-style-name="P4" draw:layer="layout" svg:x1="11.23cm" svg:y1="11.56cm" svg:x2="14.319cm" svg:y2="13.008cm" draw:start-shape="id318" draw:start-glue-point="2" draw:end-shape="id314" draw:end-glue-point="0" svg:d="M11230 11560v724h3089v724" svg:viewBox="0 0 3090 1449">
          <text:p/>
        </draw:connector>
        <draw:custom-shape draw:style-name="gr237" draw:text-style-name="P13" xml:id="id314" draw:id="id314"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9" draw:text-style-name="P4" draw:layer="layout" svg:x1="6.98cm" svg:y1="11.56cm" svg:x2="14.319cm" svg:y2="13.008cm" draw:start-shape="id310" draw:start-glue-point="2" draw:end-shape="id314" draw:end-glue-point="0" svg:d="M6980 11560v724h7339v724" svg:viewBox="0 0 7340 1449">
          <text:p/>
        </draw:connector>
        <draw:custom-shape draw:style-name="gr237" draw:text-style-name="P13" xml:id="id319" draw:id="id319"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9" draw:text-style-name="P4" draw:layer="layout" svg:x1="11.833cm" svg:y1="4.967cm" svg:x2="14.01cm" svg:y2="6.297cm" draw:start-shape="id306" draw:start-glue-point="2" draw:end-shape="id319" draw:end-glue-point="0" svg:d="M11833 4967v665h2177v665" svg:viewBox="0 0 2178 1331">
          <text:p/>
        </draw:connector>
        <draw:custom-shape draw:style-name="gr328" draw:text-style-name="P64" xml:id="id320" draw:id="id320"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9" draw:text-style-name="P4" draw:layer="layout" svg:x1="3.333cm" svg:y1="7.031cm" svg:x2="14.319cm" svg:y2="8.604cm" draw:start-shape="id316" draw:start-glue-point="2" draw:end-shape="id302" draw:end-glue-point="0" svg:d="M3333 7031v787h10986v786" svg:viewBox="0 0 10987 1574">
          <text:p/>
        </draw:connector>
        <draw:connector draw:style-name="gr229" draw:text-style-name="P4" draw:layer="layout" svg:x1="8.672cm" svg:y1="7.031cm" svg:x2="14.319cm" svg:y2="8.604cm" draw:start-shape="id317" draw:start-glue-point="2" draw:end-shape="id302" draw:end-glue-point="0" svg:d="M8672 7031v787h5647v786" svg:viewBox="0 0 5648 1574">
          <text:p/>
        </draw:connector>
        <draw:connector draw:style-name="gr229" draw:text-style-name="P4" draw:layer="layout" svg:x1="14.01cm" svg:y1="7.031cm" svg:x2="14.319cm" svg:y2="8.604cm" draw:start-shape="id319" draw:start-glue-point="2" draw:end-shape="id302" draw:end-glue-point="0" svg:d="M14010 7031v787h309v786" svg:viewBox="0 0 310 1574">
          <text:p/>
        </draw:connector>
        <draw:connector draw:style-name="gr229" draw:text-style-name="P4" draw:layer="layout" svg:x1="14.319cm" svg:y1="13.742cm" svg:x2="16.719cm" svg:y2="15.23cm" draw:start-shape="id314" draw:start-glue-point="2" draw:end-shape="id320" draw:end-glue-point="0" svg:d="M14319 13742v744h2400v744" svg:viewBox="0 0 2401 1489">
          <text:p/>
        </draw:connector>
        <draw:connector draw:style-name="gr229" draw:text-style-name="P4" draw:layer="layout" svg:x1="16.719cm" svg:y1="15.964cm" svg:x2="14.484cm" svg:y2="17.193cm" draw:start-shape="id320" draw:start-glue-point="2" draw:end-shape="id303" draw:end-glue-point="0" svg:d="M16719 15964v615h-2235v614" svg:viewBox="0 0 2236 1230">
          <text:p/>
        </draw:connector>
        <draw:custom-shape draw:style-name="gr237" draw:text-style-name="P13" xml:id="id321" draw:id="id321"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9" draw:text-style-name="P4" draw:layer="layout" svg:x1="11.833cm" svg:y1="4.967cm" svg:x2="19.349cm" svg:y2="6.259cm" draw:start-shape="id306" draw:start-glue-point="2" draw:end-shape="id321" draw:end-glue-point="0" svg:d="M11833 4967v646h7516v646" svg:viewBox="0 0 7517 1293">
          <text:p/>
        </draw:connector>
        <draw:connector draw:style-name="gr229" draw:text-style-name="P4" draw:layer="layout" svg:x1="19.349cm" svg:y1="6.993cm" svg:x2="14.319cm" svg:y2="8.604cm" draw:start-shape="id321" draw:start-glue-point="2" draw:end-shape="id302" draw:end-glue-point="0" svg:d="M19349 69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2"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3" draw:id="id33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20" xml:id="id332" draw:id="id33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1" draw:id="id33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7" draw:text-style-name="P13" xml:id="id330" draw:id="id33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29" draw:id="id32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3" draw:text-style-name="P20" xml:id="id328" draw:id="id32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4"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5" draw:text-style-name="P29" xml:id="id322" draw:id="id32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6" draw:text-style-name="P29" xml:id="id323" draw:id="id32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7" draw:text-style-name="P13" xml:id="id327" draw:id="id32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2" draw:start-glue-point="2" draw:end-shape="id323" draw:end-glue-point="0" svg:d="M6438 6496v1011" svg:viewBox="0 0 1 1012">
          <text:p/>
        </draw:connector>
        <draw:custom-shape draw:style-name="gr45" draw:text-style-name="P4" xml:id="id324" draw:id="id32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2" draw:layer="layout" svg:x1="14.022cm" svg:y1="4.81cm" svg:x2="14.021cm" svg:y2="5.779cm" draw:start-shape="id324" draw:start-glue-point="8" draw:end-shape="id325" draw:end-glue-point="0" svg:d="M14022 4810v477h-1v492" svg:viewBox="0 0 2 970">
          <text:p/>
        </draw:connector>
        <draw:connector draw:style-name="gr242" draw:layer="layout" svg:x1="14.021cm" svg:y1="6.513cm" svg:x2="14.026cm" svg:y2="7.414cm" draw:start-shape="id325" draw:start-glue-point="2" draw:end-shape="id326" draw:end-glue-point="0" svg:d="M14021 6513v451h5v450" svg:viewBox="0 0 6 902">
          <text:p/>
        </draw:connector>
        <draw:connector draw:style-name="gr242" draw:layer="layout" svg:x1="14.021cm" svg:y1="9.807cm" svg:x2="14.021cm" svg:y2="10.568cm" draw:start-shape="id327" draw:start-glue-point="2" draw:end-shape="id328" draw:end-glue-point="0" svg:d="M14021 9807v761" svg:viewBox="0 0 1 762">
          <text:p/>
        </draw:connector>
        <draw:connector draw:style-name="gr242" draw:layer="layout" svg:x1="14.021cm" svg:y1="11.302cm" svg:x2="14.021cm" svg:y2="12.062cm" draw:start-shape="id328" draw:start-glue-point="2" draw:end-shape="id329" draw:end-glue-point="0" svg:d="M14021 11302v760" svg:viewBox="0 0 1 761">
          <text:p/>
        </draw:connector>
        <draw:connector draw:style-name="gr242" draw:layer="layout" svg:x1="14.021cm" svg:y1="12.796cm" svg:x2="14.021cm" svg:y2="13.557cm" draw:start-shape="id329" draw:start-glue-point="2" draw:end-shape="id330" draw:end-glue-point="0" svg:d="M14021 12796v761" svg:viewBox="0 0 1 762">
          <text:p/>
        </draw:connector>
        <draw:connector draw:style-name="gr242" draw:layer="layout" svg:x1="14.021cm" svg:y1="14.291cm" svg:x2="14.021cm" svg:y2="15.051cm" draw:start-shape="id330" draw:start-glue-point="2" draw:end-shape="id331" draw:end-glue-point="0" svg:d="M14021 14291v760" svg:viewBox="0 0 1 761">
          <text:p/>
        </draw:connector>
        <draw:connector draw:style-name="gr242" draw:layer="layout" svg:x1="14.021cm" svg:y1="15.785cm" svg:x2="14.021cm" svg:y2="16.546cm" draw:start-shape="id331" draw:start-glue-point="2" draw:end-shape="id332" draw:end-glue-point="0" svg:d="M14021 15785v761" svg:viewBox="0 0 1 762">
          <text:p/>
        </draw:connector>
        <draw:connector draw:style-name="gr242" draw:layer="layout" svg:x1="14.021cm" svg:y1="17.28cm" svg:x2="14.021cm" svg:y2="18.04cm" draw:start-shape="id332" draw:start-glue-point="2" draw:end-shape="id333" draw:end-glue-point="0" svg:d="M14021 17280v760" svg:viewBox="0 0 1 761">
          <text:p/>
        </draw:connector>
        <draw:frame draw:style-name="gr337"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7" draw:text-style-name="P13" xml:id="id340" draw:id="id34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20" xml:id="id339" draw:id="id33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7" draw:text-style-name="P13" xml:id="id338" draw:id="id33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7" draw:text-style-name="P13" xml:id="id337" draw:id="id33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7" draw:text-style-name="P13" xml:id="id336" draw:id="id33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3" draw:text-style-name="P20" xml:id="id335" draw:id="id33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7" draw:text-style-name="P13" xml:id="id334" draw:id="id33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2" draw:layer="layout" svg:x1="14.021cm" svg:y1="9.808cm" svg:x2="14.021cm" svg:y2="10.569cm" draw:start-shape="id334" draw:start-glue-point="2" draw:end-shape="id335" draw:end-glue-point="0" svg:d="M14021 9808v761" svg:viewBox="0 0 1 762">
          <text:p/>
        </draw:connector>
        <draw:connector draw:style-name="gr242" draw:layer="layout" svg:x1="14.021cm" svg:y1="11.303cm" svg:x2="14.021cm" svg:y2="12.063cm" draw:start-shape="id335" draw:start-glue-point="2" draw:end-shape="id336" draw:end-glue-point="0" svg:d="M14021 11303v760" svg:viewBox="0 0 1 761">
          <text:p/>
        </draw:connector>
        <draw:connector draw:style-name="gr242" draw:layer="layout" svg:x1="14.021cm" svg:y1="12.797cm" svg:x2="14.021cm" svg:y2="13.558cm" draw:start-shape="id336" draw:start-glue-point="2" draw:end-shape="id337" draw:end-glue-point="0" svg:d="M14021 12797v761" svg:viewBox="0 0 1 762">
          <text:p/>
        </draw:connector>
        <draw:connector draw:style-name="gr242" draw:layer="layout" svg:x1="14.021cm" svg:y1="14.292cm" svg:x2="14.021cm" svg:y2="15.052cm" draw:start-shape="id337" draw:start-glue-point="2" draw:end-shape="id338" draw:end-glue-point="0" svg:d="M14021 14292v760" svg:viewBox="0 0 1 761">
          <text:p/>
        </draw:connector>
        <draw:connector draw:style-name="gr242" draw:layer="layout" svg:x1="14.021cm" svg:y1="15.786cm" svg:x2="14.021cm" svg:y2="16.547cm" draw:start-shape="id338" draw:start-glue-point="2" draw:end-shape="id339" draw:end-glue-point="0" svg:d="M14021 15786v761" svg:viewBox="0 0 1 762">
          <text:p/>
        </draw:connector>
        <draw:connector draw:style-name="gr242" draw:layer="layout" svg:x1="14.021cm" svg:y1="17.281cm" svg:x2="14.021cm" svg:y2="18.041cm" draw:start-shape="id339" draw:start-glue-point="2" draw:end-shape="id340" draw:end-glue-point="0" svg:d="M14021 17281v760" svg:viewBox="0 0 1 761">
          <text:p/>
        </draw:connector>
        <draw:custom-shape draw:style-name="gr267" draw:text-style-name="P13" xml:id="id326" draw:id="id32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9" draw:text-style-name="P4" draw:layer="layout" svg:x1="14.026cm" svg:y1="8.148cm" svg:x2="14.021cm" svg:y2="9.074cm" draw:start-shape="id326" draw:start-glue-point="2" draw:end-shape="id334" draw:end-glue-point="0" svg:d="M14026 8148v463h-5v463" svg:viewBox="0 0 6 927">
          <text:p/>
        </draw:connector>
        <draw:frame draw:style-name="gr338" draw:text-style-name="P68" draw:layer="layout" svg:width="2.202cm" svg:height="0.589cm" svg:x="13.026cm" svg:y="3.724cm">
          <draw:text-box>
            <text:p text:style-name="P58"><text:span text:style-name="T26">capt_basic</text:span></text:p>
          </draw:text-box>
        </draw:frame>
        <draw:custom-shape draw:style-name="gr247" draw:text-style-name="P13" xml:id="id344" draw:id="id34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7" draw:text-style-name="P13" xml:id="id342" draw:id="id34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7"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1" draw:id="id34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2" draw:layer="layout" svg:x1="21.059cm" svg:y1="4.82cm" svg:x2="21.058cm" svg:y2="5.789cm" draw:start-shape="id341" draw:start-glue-point="8" draw:end-shape="id342" draw:end-glue-point="0" svg:d="M21059 4820v477h-1v492" svg:viewBox="0 0 2 970">
          <text:p/>
        </draw:connector>
        <draw:connector draw:style-name="gr242" draw:layer="layout" svg:x1="21.058cm" svg:y1="6.523cm" svg:x2="21.063cm" svg:y2="7.424cm" draw:start-shape="id342" draw:start-glue-point="2" draw:end-shape="id343" draw:end-glue-point="0" svg:d="M21058 6523v451h5v450" svg:viewBox="0 0 6 902">
          <text:p/>
        </draw:connector>
        <draw:connector draw:style-name="gr242" draw:layer="layout" svg:x1="21.058cm" svg:y1="9.89cm" svg:x2="21.058cm" svg:y2="10.65cm" draw:end-shape="id344" draw:end-glue-point="0" svg:d="M21058 9890v760" svg:viewBox="0 0 1 761">
          <text:p/>
        </draw:connector>
        <draw:custom-shape draw:style-name="gr247" draw:text-style-name="P13" xml:id="id346" draw:id="id34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7" draw:text-style-name="P13" xml:id="id345" draw:id="id34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2" draw:layer="layout" svg:x1="21.058cm" svg:y1="9.818cm" svg:x2="21.058cm" svg:y2="10.651cm" draw:start-shape="id345" draw:start-glue-point="2" draw:end-shape="id346" draw:end-glue-point="0" svg:d="M21058 9818v833" svg:viewBox="0 0 1 834">
          <text:p/>
        </draw:connector>
        <draw:custom-shape draw:style-name="gr267" draw:text-style-name="P13" xml:id="id343" draw:id="id34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9" draw:text-style-name="P4" draw:layer="layout" svg:x1="21.063cm" svg:y1="8.158cm" svg:x2="21.058cm" svg:y2="9.084cm" draw:start-shape="id343" draw:start-glue-point="2" draw:end-shape="id345" draw:end-glue-point="0" svg:d="M21063 8158v463h-5v463" svg:viewBox="0 0 6 927">
          <text:p/>
        </draw:connector>
        <draw:frame draw:style-name="gr338"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39" draw:text-style-name="P11" draw:layer="layout" svg:width="11.747cm" svg:height="1.116cm" svg:x="7.985cm" svg:y="1.054cm">
          <draw:text-box>
            <text:p text:style-name="P4"><text:span text:style-name="T6">Capturer Decorators <text:s/>and Chain</text:span></text:p>
          </draw:text-box>
        </draw:frame>
        <draw:frame draw:style-name="gr340"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41"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2"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3" draw:text-style-name="P29" xml:id="id347" draw:id="id34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4" draw:text-style-name="P29" xml:id="id348" draw:id="id34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7" draw:start-glue-point="2" draw:end-shape="id348" draw:end-glue-point="0" svg:d="M7220 4640v954" svg:viewBox="0 0 1 955">
          <text:p/>
        </draw:connector>
        <draw:custom-shape draw:style-name="gr345" draw:text-style-name="P13" xml:id="id349" draw:id="id34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7" draw:text-style-name="P13" xml:id="id350" draw:id="id35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7" draw:text-style-name="P13" xml:id="id351" draw:id="id35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6.181cm" svg:x2="14.632cm" svg:y2="6.765cm" draw:start-shape="id349" draw:start-glue-point="2" draw:end-shape="id350" draw:end-glue-point="0" svg:d="M14632 6181v584" svg:viewBox="0 0 1 585">
          <text:p/>
        </draw:connector>
        <draw:connector draw:style-name="gr229" draw:text-style-name="P4" draw:layer="layout" svg:x1="14.632cm" svg:y1="7.499cm" svg:x2="14.632cm" svg:y2="8.084cm" draw:start-shape="id350" draw:start-glue-point="2" draw:end-shape="id351" draw:end-glue-point="0" svg:d="M14632 7499v585" svg:viewBox="0 0 1 586">
          <text:p/>
        </draw:connector>
        <draw:custom-shape draw:style-name="gr45" draw:text-style-name="P4" xml:id="id352" draw:id="id35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14.633cm" svg:y1="3.299cm" svg:x2="14.632cm" svg:y2="4.128cm" draw:start-shape="id352" draw:start-glue-point="8" draw:end-shape="id353" draw:end-glue-point="0" svg:d="M14633 3299v407h-1v422" svg:viewBox="0 0 2 830">
          <text:p/>
        </draw:connector>
        <draw:custom-shape draw:style-name="gr43" draw:text-style-name="P13" xml:id="id355" draw:id="id35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6" draw:text-style-name="P69" xml:id="id356" draw:id="id35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7" draw:text-style-name="P65" xml:id="id361" draw:id="id36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7" draw:id="id35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2" draw:layer="layout" svg:x1="14.632cm" svg:y1="10.136cm" svg:x2="21.591cm" svg:y2="6.639cm" draw:start-shape="id354" draw:start-glue-point="2" draw:end-shape="id355" draw:end-glue-point="0" svg:d="M14632 10136v517h3913v-4567h3046v553" svg:viewBox="0 0 6960 4568">
          <text:p/>
        </draw:connector>
        <draw:connector draw:style-name="gr242" draw:layer="layout" svg:x1="21.591cm" svg:y1="7.909cm" svg:x2="21.591cm" svg:y2="8.544cm" draw:start-shape="id355" draw:start-glue-point="2" draw:end-shape="id356" draw:end-glue-point="0" svg:d="M21591 7909v635" svg:viewBox="0 0 1 636">
          <text:p/>
        </draw:connector>
        <draw:connector draw:style-name="gr242" draw:layer="layout" svg:x1="21.591cm" svg:y1="9.814cm" svg:x2="21.591cm" svg:y2="10.449cm" draw:start-shape="id356" draw:start-glue-point="2" draw:end-shape="id357" draw:end-glue-point="0" svg:d="M21591 9814v635" svg:viewBox="0 0 1 636">
          <text:p/>
        </draw:connector>
        <draw:frame draw:style-name="gr348"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9" draw:text-style-name="P13" xml:id="id359" draw:id="id35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9" draw:text-style-name="P13" xml:id="id358" draw:id="id35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9" draw:text-style-name="P4" draw:layer="layout" svg:x1="21.591cm" svg:y1="11.719cm" svg:x2="18.991cm" svg:y2="12.548cm" draw:start-shape="id357" draw:start-glue-point="2" draw:end-shape="id358" draw:end-glue-point="0" svg:d="M21591 11719v432h-2600v397" svg:viewBox="0 0 2601 830">
          <text:p/>
        </draw:connector>
        <draw:connector draw:style-name="gr229" draw:text-style-name="P4" draw:layer="layout" svg:x1="18.991cm" svg:y1="13.236cm" svg:x2="21.591cm" svg:y2="14.071cm" draw:start-shape="id358" draw:start-glue-point="2" draw:end-shape="id359" draw:end-glue-point="0" svg:d="M18991 13236v418h2600v417" svg:viewBox="0 0 2601 836">
          <text:p/>
        </draw:connector>
        <draw:connector draw:style-name="gr229" draw:text-style-name="P4" draw:layer="layout" svg:x1="21.591cm" svg:y1="16.135cm" svg:x2="21.591cm" svg:y2="16.712cm" draw:start-shape="id360" draw:start-glue-point="2" draw:end-shape="id361" draw:end-glue-point="0" svg:d="M21591 16135v577" svg:viewBox="0 0 1 578">
          <text:p/>
        </draw:connector>
        <draw:custom-shape draw:style-name="gr349" draw:text-style-name="P13" xml:id="id360" draw:id="id36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3" draw:text-style-name="P63" draw:layer="layout" svg:x1="21.591cm" svg:y1="14.759cm" svg:x2="21.591cm" svg:y2="15.447cm" draw:start-shape="id359" draw:start-glue-point="2" draw:end-shape="id360" draw:end-glue-point="0" svg:d="M21591 14759v688" svg:viewBox="0 0 1 689">
          <text:p/>
        </draw:connector>
        <draw:custom-shape draw:style-name="gr224" draw:text-style-name="P13" xml:id="id354" draw:id="id35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8.818cm" svg:x2="14.632cm" svg:y2="9.403cm" draw:start-shape="id351" draw:start-glue-point="2" draw:end-shape="id354" draw:end-glue-point="0" svg:d="M14632 8818v585" svg:viewBox="0 0 1 586">
          <text:p/>
        </draw:connector>
        <draw:custom-shape draw:style-name="gr349" draw:text-style-name="P13" xml:id="id362" draw:id="id36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9" draw:text-style-name="P4" draw:layer="layout" svg:x1="21.591cm" svg:y1="11.719cm" svg:x2="24.091cm" svg:y2="12.548cm" draw:start-shape="id357" draw:start-glue-point="2" draw:end-shape="id362" draw:end-glue-point="0" svg:d="M21591 11719v432h2500v397" svg:viewBox="0 0 2501 830">
          <text:p/>
        </draw:connector>
        <draw:connector draw:style-name="gr229" draw:text-style-name="P4" draw:layer="layout" svg:x1="24.091cm" svg:y1="13.236cm" svg:x2="21.591cm" svg:y2="14.071cm" draw:start-shape="id362" draw:start-glue-point="2" draw:end-shape="id359" draw:end-glue-point="0" svg:d="M24091 13236v418h-2500v417" svg:viewBox="0 0 2501 836">
          <text:p/>
        </draw:connector>
        <draw:custom-shape draw:style-name="gr345" draw:text-style-name="P13" xml:id="id353" draw:id="id35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9" draw:text-style-name="P4" draw:layer="layout" svg:x1="14.632cm" svg:y1="4.862cm" svg:x2="14.632cm" svg:y2="5.447cm" draw:start-shape="id353" draw:start-glue-point="2" draw:end-shape="id349" draw:end-glue-point="0" svg:d="M14632 4862v585" svg:viewBox="0 0 1 586">
          <text:p/>
        </draw:connector>
      </draw:page>
      <draw:page draw:name="page32" draw:style-name="dp1" draw:master-page-name="Default">
        <draw:custom-shape draw:style-name="gr275" draw:text-style-name="P13" xml:id="id372" draw:id="id37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50" draw:text-style-name="P13" xml:id="id367" draw:id="id36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51" draw:text-style-name="P13" xml:id="id376" draw:id="id37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3" draw:id="id37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5" draw:id="id37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4" draw:id="id37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2" draw:text-style-name="P13" xml:id="id369" draw:id="id36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3" draw:text-style-name="P13" xml:id="id370" draw:id="id37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4" draw:text-style-name="P13" xml:id="id368" draw:id="id36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2" draw:text-style-name="P13" xml:id="id371" draw:id="id37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3" draw:start-glue-point="2" draw:end-shape="id364" draw:end-glue-point="4" svg:d="M22533 4960v585h-7031v587" svg:viewBox="0 0 7032 1173">
          <text:p/>
        </draw:connector>
        <draw:connector draw:style-name="gr35" draw:layer="layout" svg:x1="22.533cm" svg:y1="4.96cm" svg:x2="11.141cm" svg:y2="6.132cm" draw:start-shape="id363" draw:start-glue-point="2" draw:end-shape="id365" draw:end-glue-point="4" svg:d="M22533 4960v585h-11392v587" svg:viewBox="0 0 11393 1173">
          <text:p/>
        </draw:connector>
        <draw:connector draw:style-name="gr35" draw:layer="layout" svg:x1="22.533cm" svg:y1="4.96cm" svg:x2="6.761cm" svg:y2="6.132cm" draw:start-shape="id363" draw:start-glue-point="2" draw:end-shape="id366" draw:end-glue-point="4" svg:d="M22533 4960v585h-15772v587" svg:viewBox="0 0 15773 1173">
          <text:p/>
        </draw:connector>
        <draw:connector draw:style-name="gr251" draw:text-style-name="P9" draw:layer="layout" draw:line-skew="1.153cm" svg:x1="14.61cm" svg:y1="15.17cm" svg:x2="14.46cm" svg:y2="16.758cm" draw:start-shape="id367" draw:start-glue-point="0" draw:end-shape="id368" draw:end-glue-point="0" svg:d="M14610 15170v652h-150v936" svg:viewBox="0 0 151 1589">
          <text:p/>
        </draw:connector>
        <draw:connector draw:style-name="gr251" draw:text-style-name="P9" draw:layer="layout" draw:line-skew="1.153cm" svg:x1="14.61cm" svg:y1="15.17cm" svg:x2="10.039cm" svg:y2="16.758cm" draw:start-shape="id367" draw:start-glue-point="0" draw:end-shape="id369" draw:end-glue-point="0" svg:d="M14610 15170v652h-4571v936" svg:viewBox="0 0 4572 1589">
          <text:p/>
        </draw:connector>
        <draw:connector draw:style-name="gr251" draw:text-style-name="P9" draw:layer="layout" draw:line-skew="1.153cm" svg:x1="14.61cm" svg:y1="15.17cm" svg:x2="5.62cm" svg:y2="16.758cm" draw:start-shape="id367" draw:end-shape="id370" draw:end-glue-point="0" svg:d="M14610 15170v652h-8990v936" svg:viewBox="0 0 8991 1589">
          <text:p/>
        </draw:connector>
        <draw:connector draw:style-name="gr251" draw:text-style-name="P9" draw:layer="layout" draw:line-skew="-1.153cm" svg:x1="5.62cm" svg:y1="17.492cm" svg:x2="14.61cm" svg:y2="18.98cm" draw:start-shape="id370" draw:start-glue-point="2" draw:end-shape="id367" draw:end-glue-point="2" svg:d="M5620 17492v836h8990v652" svg:viewBox="0 0 8991 1489">
          <text:p/>
        </draw:connector>
        <draw:connector draw:style-name="gr251" draw:text-style-name="P9" draw:layer="layout" draw:line-skew="-1.153cm" svg:x1="10.039cm" svg:y1="17.491cm" svg:x2="14.61cm" svg:y2="18.98cm" draw:start-shape="id369" draw:start-glue-point="2" draw:end-shape="id367" draw:end-glue-point="2" svg:d="M10039 17491v837h4571v652" svg:viewBox="0 0 4572 1490">
          <text:p/>
        </draw:connector>
        <draw:connector draw:style-name="gr251" draw:text-style-name="P9" draw:layer="layout" draw:line-skew="-1.153cm" svg:x1="14.46cm" svg:y1="17.491cm" svg:x2="14.61cm" svg:y2="18.98cm" draw:start-shape="id368" draw:start-glue-point="2" draw:end-shape="id367" draw:end-glue-point="2" svg:d="M14460 17491v837h150v652" svg:viewBox="0 0 151 1490">
          <text:p/>
        </draw:connector>
        <draw:connector draw:style-name="gr251" draw:text-style-name="P9" draw:layer="layout" draw:line-skew="-1.153cm" svg:x1="18.88cm" svg:y1="17.491cm" svg:x2="14.61cm" svg:y2="18.98cm" draw:start-shape="id371" draw:start-glue-point="2" draw:end-shape="id367" draw:end-glue-point="2" svg:d="M18880 17491v837h-4270v652" svg:viewBox="0 0 4271 1490">
          <text:p/>
        </draw:connector>
        <draw:connector draw:style-name="gr251" draw:text-style-name="P9" draw:layer="layout" draw:line-skew="1.153cm" svg:x1="14.61cm" svg:y1="15.17cm" svg:x2="18.88cm" svg:y2="16.758cm" draw:start-shape="id367" draw:start-glue-point="0" draw:end-shape="id371" draw:end-glue-point="0" svg:d="M14610 15170v652h4270v936" svg:viewBox="0 0 4271 1589">
          <text:p/>
        </draw:connector>
        <draw:connector draw:style-name="gr251" draw:text-style-name="P9" draw:layer="layout" draw:line-skew="1.183cm" svg:x1="14.176cm" svg:y1="9.89cm" svg:x2="11.673cm" svg:y2="11.577cm" draw:start-shape="id372" draw:start-glue-point="0" draw:end-shape="id373" draw:end-glue-point="0" svg:d="M14176 9890v682h-2503v1005" svg:viewBox="0 0 2504 1688">
          <text:p/>
        </draw:connector>
        <draw:connector draw:style-name="gr251" draw:text-style-name="P9" draw:layer="layout" draw:line-skew="1.183cm" svg:x1="14.176cm" svg:y1="9.89cm" svg:x2="17.35cm" svg:y2="11.577cm" draw:start-shape="id372" draw:start-glue-point="0" draw:end-shape="id374" draw:end-glue-point="0" svg:d="M14176 9890v682h3174v1005" svg:viewBox="0 0 3175 1688">
          <text:p/>
        </draw:connector>
        <draw:connector draw:style-name="gr251" draw:text-style-name="P9" draw:layer="layout" draw:line-skew="1.183cm" svg:x1="14.176cm" svg:y1="9.89cm" svg:x2="5.952cm" svg:y2="11.577cm" draw:start-shape="id372" draw:start-glue-point="0" draw:end-shape="id375" svg:d="M14176 9890v682h-8224v1005" svg:viewBox="0 0 8225 1688">
          <text:p/>
        </draw:connector>
        <draw:connector draw:style-name="gr251" draw:text-style-name="P9" draw:layer="layout" draw:line-skew="-1.183cm" svg:x1="5.952cm" svg:y1="12.311cm" svg:x2="14.176cm" svg:y2="13.73cm" draw:start-shape="id375" draw:start-glue-point="2" draw:end-shape="id372" draw:end-glue-point="2" svg:d="M5952 12311v737h8224v682" svg:viewBox="0 0 8225 1420">
          <text:p/>
        </draw:connector>
        <draw:connector draw:style-name="gr251" draw:text-style-name="P9" draw:layer="layout" draw:line-skew="-1.183cm" svg:x1="11.673cm" svg:y1="12.31cm" svg:x2="14.176cm" svg:y2="13.73cm" draw:start-shape="id373" draw:start-glue-point="2" draw:end-shape="id372" draw:end-glue-point="2" svg:d="M11673 12310v738h2503v682" svg:viewBox="0 0 2504 1421">
          <text:p/>
        </draw:connector>
        <draw:connector draw:style-name="gr251" draw:text-style-name="P9" draw:layer="layout" draw:line-skew="-1.183cm" svg:x1="17.35cm" svg:y1="12.31cm" svg:x2="14.176cm" svg:y2="13.73cm" draw:start-shape="id374" draw:start-glue-point="2" draw:end-shape="id372" draw:end-glue-point="2" svg:d="M17350 12310v738h-3174v682" svg:viewBox="0 0 3175 1421">
          <text:p/>
        </draw:connector>
        <draw:connector draw:style-name="gr251" draw:text-style-name="P9" draw:layer="layout" draw:line-skew="1.418cm" svg:x1="14.05cm" svg:y1="3.592cm" svg:x2="9.994cm" svg:y2="6.132cm" draw:start-shape="id376" draw:start-glue-point="0" draw:end-shape="id365" draw:end-glue-point="0" svg:d="M14050 3592v917h-4056v1623" svg:viewBox="0 0 4057 2541">
          <text:p/>
        </draw:connector>
        <draw:connector draw:style-name="gr251" draw:text-style-name="P9" draw:layer="layout" draw:line-skew="1.418cm" svg:x1="14.05cm" svg:y1="3.592cm" svg:x2="5.614cm" svg:y2="6.132cm" draw:start-shape="id376" draw:start-glue-point="0" draw:end-shape="id366" draw:end-glue-point="0" svg:d="M14050 3592v917h-8436v1623" svg:viewBox="0 0 8437 2541">
          <text:p/>
        </draw:connector>
        <draw:connector draw:style-name="gr251" draw:text-style-name="P9" draw:layer="layout" draw:line-skew="-1.153cm" svg:x1="5.614cm" svg:y1="6.865cm" svg:x2="14.05cm" svg:y2="8.62cm" draw:start-shape="id366" draw:start-glue-point="2" draw:end-shape="id376" draw:end-glue-point="2" svg:d="M5614 6865v1103h8436v652" svg:viewBox="0 0 8437 1756">
          <text:p/>
        </draw:connector>
        <draw:connector draw:style-name="gr251" draw:text-style-name="P9" draw:layer="layout" draw:line-skew="-1.153cm" svg:x1="9.994cm" svg:y1="6.865cm" svg:x2="14.05cm" svg:y2="8.62cm" draw:start-shape="id365" draw:start-glue-point="2" draw:end-shape="id376" draw:end-glue-point="2" svg:d="M9994 6865v1103h4056v652" svg:viewBox="0 0 4057 1756">
          <text:p/>
        </draw:connector>
        <draw:connector draw:style-name="gr251" draw:text-style-name="P9" draw:layer="layout" draw:line-skew="-1.153cm" svg:x1="14.355cm" svg:y1="6.865cm" svg:x2="14.05cm" svg:y2="8.62cm" draw:start-shape="id364" draw:start-glue-point="2" draw:end-shape="id376" draw:end-glue-point="2" svg:d="M14355 6865v1103h-305v652" svg:viewBox="0 0 306 1756">
          <text:p/>
        </draw:connector>
        <draw:connector draw:style-name="gr251" draw:text-style-name="P9" draw:layer="layout" draw:line-skew="1.418cm" svg:x1="14.05cm" svg:y1="3.592cm" svg:x2="14.355cm" svg:y2="6.132cm" draw:start-shape="id376" draw:start-glue-point="0" draw:end-shape="id364" draw:end-glue-point="0" svg:d="M14050 3592v917h305v1623" svg:viewBox="0 0 306 2541">
          <text:p/>
        </draw:connector>
        <draw:custom-shape draw:style-name="gr355" draw:text-style-name="P13" xml:id="id377" draw:id="id37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1" draw:text-style-name="P9" draw:layer="layout" draw:line-skew="1.153cm" svg:x1="14.176cm" svg:y1="9.89cm" svg:x2="22.699cm" svg:y2="11.577cm" draw:start-shape="id372" draw:start-glue-point="0" draw:end-shape="id377" draw:end-glue-point="0" svg:d="M14176 9890v652h8523v1035" svg:viewBox="0 0 8524 1688">
          <text:p/>
        </draw:connector>
        <draw:connector draw:style-name="gr251" draw:text-style-name="P9" draw:layer="layout" draw:line-skew="-1.183cm" svg:x1="22.699cm" svg:y1="12.31cm" svg:x2="14.176cm" svg:y2="13.73cm" draw:start-shape="id377" draw:start-glue-point="2" draw:end-shape="id372" draw:end-glue-point="2" svg:d="M22699 12310v738h-8523v682" svg:viewBox="0 0 8524 1421">
          <text:p/>
        </draw:connector>
        <draw:custom-shape draw:style-name="gr356" draw:text-style-name="P13" xml:id="id378" draw:id="id37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9" draw:text-style-name="P4" draw:layer="layout" draw:line-skew="1.407cm" svg:x1="14.05cm" svg:y1="3.592cm" svg:x2="18.827cm" svg:y2="6.132cm" draw:start-shape="id376" draw:start-glue-point="0" draw:end-shape="id378" draw:end-glue-point="0" svg:d="M14050 3592v906h4777v1634" svg:viewBox="0 0 4778 2541">
          <text:p/>
        </draw:connector>
        <draw:connector draw:style-name="gr229" draw:text-style-name="P4" draw:layer="layout" draw:line-skew="-1.157cm" svg:x1="18.827cm" svg:y1="6.865cm" svg:x2="14.05cm" svg:y2="8.62cm" draw:start-shape="id378" draw:start-glue-point="2" draw:end-shape="id376" draw:end-glue-point="2" svg:d="M18827 6865v1099h-4777v656" svg:viewBox="0 0 4778 1756">
          <text:p/>
        </draw:connector>
        <draw:connector draw:style-name="gr35" draw:layer="layout" svg:x1="22.533cm" svg:y1="4.96cm" svg:x2="19.974cm" svg:y2="6.132cm" draw:start-shape="id363" draw:start-glue-point="2" draw:end-shape="id378" draw:end-glue-point="4" svg:d="M22533 4960v585h-2559v587" svg:viewBox="0 0 2560 1173">
          <text:p/>
        </draw:connector>
        <draw:custom-shape draw:style-name="gr352" draw:text-style-name="P13" xml:id="id379" draw:id="id37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9" draw:text-style-name="P4" draw:layer="layout" draw:line-skew="1.153cm" svg:x1="14.61cm" svg:y1="15.17cm" svg:x2="23.417cm" svg:y2="16.758cm" draw:start-shape="id367" draw:start-glue-point="0" draw:end-shape="id379" draw:end-glue-point="0" svg:d="M14610 15170v652h8807v936" svg:viewBox="0 0 8808 1589">
          <text:p/>
        </draw:connector>
        <draw:connector draw:style-name="gr229" draw:text-style-name="P4" draw:layer="layout" draw:line-skew="-1.145cm" svg:x1="23.417cm" svg:y1="17.491cm" svg:x2="14.61cm" svg:y2="18.98cm" draw:start-shape="id379" draw:start-glue-point="2" draw:end-shape="id367" draw:end-glue-point="2" svg:d="M23417 17491v845h-8807v644" svg:viewBox="0 0 8808 1490">
          <text:p/>
        </draw:connector>
      </draw:page>
      <draw:page draw:name="page33" draw:style-name="dp1" draw:master-page-name="Default">
        <draw:custom-shape draw:style-name="gr357" draw:text-style-name="P13" xml:id="id386" draw:id="id38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8" draw:text-style-name="P13" xml:id="id394" draw:id="id39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9" draw:text-style-name="P13" xml:id="id390" draw:id="id39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60" draw:text-style-name="P13" xml:id="id387" draw:id="id38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61" draw:text-style-name="P13" xml:id="id381" draw:id="id381" draw:layer="layout" svg:width="3.894cm" svg:height="0.733cm" svg:x="16.2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OneZeros</text:p>
          <draw:enhanced-geometry svg:viewBox="0 0 21600 21600" draw:mirror-horizontal="false" draw:mirror-vertical="false" draw:type="rectangle" draw:enhanced-path="M 0 0 L 21600 0 21600 21600 0 21600 0 0 Z N"/>
        </draw:custom-shape>
        <draw:custom-shape draw:style-name="gr362" draw:text-style-name="P13" xml:id="id383" draw:id="id38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2" draw:text-style-name="P13" xml:id="id382" draw:id="id38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3" draw:text-style-name="P13" xml:id="id380" draw:id="id38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9" draw:text-style-name="P4" draw:layer="layout" svg:x1="18.356cm" svg:y1="16.943cm" svg:x2="18.161cm" svg:y2="18.399cm" draw:start-shape="id380" draw:start-glue-point="2" draw:end-shape="id381" draw:end-glue-point="0" svg:d="M18356 16943v727h-195v729" svg:viewBox="0 0 196 1457">
          <text:p/>
        </draw:connector>
        <draw:connector draw:style-name="gr229" draw:text-style-name="P4" draw:layer="layout" svg:x1="23.002cm" svg:y1="16.943cm" svg:x2="18.161cm" svg:y2="18.399cm" draw:start-shape="id382" draw:start-glue-point="2" draw:end-shape="id381" draw:end-glue-point="0" svg:d="M23002 16943v727h-4841v729" svg:viewBox="0 0 4842 1457">
          <text:p/>
        </draw:connector>
        <draw:connector draw:style-name="gr229" draw:text-style-name="P4" draw:layer="layout" svg:x1="20.561cm" svg:y1="14.985cm" svg:x2="18.356cm" svg:y2="16.21cm" draw:start-shape="id383" draw:start-glue-point="2" draw:end-shape="id380" draw:end-glue-point="0" svg:d="M20561 14985v612h-2205v613" svg:viewBox="0 0 2206 1226">
          <text:p/>
        </draw:connector>
        <draw:connector draw:style-name="gr229" draw:text-style-name="P4" draw:layer="layout" svg:x1="20.561cm" svg:y1="14.985cm" svg:x2="23.002cm" svg:y2="16.21cm" draw:start-shape="id383" draw:start-glue-point="2" draw:end-shape="id382"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4" draw:text-style-name="P13" xml:id="id389" draw:id="id38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5" draw:text-style-name="P65" xml:id="id385" draw:id="id38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9" draw:text-style-name="P4" draw:layer="layout" svg:x1="14.385cm" svg:y1="15.341cm" svg:x2="18.748cm" svg:y2="11.518cm" draw:start-shape="id384" draw:start-glue-point="1" draw:end-shape="id385" draw:end-glue-point="3" svg:d="M14385 15341h2172v-3823h2191" svg:viewBox="0 0 4364 3824">
          <text:p/>
        </draw:connector>
        <draw:connector draw:style-name="gr229" draw:text-style-name="P4" draw:layer="layout" draw:line-skew="1.521cm" svg:x1="1.01cm" svg:y1="11.822cm" svg:x2="6.536cm" svg:y2="7.135cm" draw:start-shape="id386" draw:start-glue-point="3" draw:end-shape="id387" draw:end-glue-point="3" svg:d="M1010 11822h1019v-4687h4507" svg:viewBox="0 0 5527 4688">
          <text:p/>
        </draw:connector>
        <draw:connector draw:style-name="gr229" draw:text-style-name="P4" draw:layer="layout" draw:line-skew="1.521cm" svg:x1="1.01cm" svg:y1="11.822cm" svg:x2="6.534cm" svg:y2="9.748cm" draw:start-shape="id386" draw:start-glue-point="3" draw:end-shape="id388" draw:end-glue-point="3" svg:d="M1010 11822h1019v-2074h4505" svg:viewBox="0 0 5525 2075">
          <text:p/>
        </draw:connector>
        <draw:connector draw:style-name="gr229" draw:text-style-name="P4" draw:layer="layout" draw:line-skew="1.573cm" svg:x1="1.01cm" svg:y1="11.822cm" svg:x2="6.535cm" svg:y2="8.442cm" draw:start-shape="id386" draw:start-glue-point="3" draw:end-shape="id389" draw:end-glue-point="3" svg:d="M1010 11822h1071v-3380h4454" svg:viewBox="0 0 5526 3381">
          <text:p/>
        </draw:connector>
        <draw:connector draw:style-name="gr229" draw:text-style-name="P4" draw:layer="layout" svg:x1="14.385cm" svg:y1="15.341cm" svg:x2="18.614cm" svg:y2="14.618cm" draw:start-shape="id384" draw:start-glue-point="1" draw:end-shape="id383" draw:end-glue-point="3" svg:d="M14385 15341h2106v-723h2123" svg:viewBox="0 0 4230 724">
          <text:p/>
        </draw:connector>
        <draw:connector draw:style-name="gr229" draw:text-style-name="P4" draw:layer="layout" draw:line-skew="1.47cm" svg:x1="1.01cm" svg:y1="11.822cm" svg:x2="6.534cm" svg:y2="5.828cm" draw:start-shape="id386" draw:start-glue-point="3" draw:end-shape="id390" draw:end-glue-point="3" svg:d="M1010 11822h968v-5994h4556" svg:viewBox="0 0 5525 5995">
          <text:p/>
        </draw:connector>
        <draw:custom-shape draw:style-name="gr359" draw:text-style-name="P13" xml:id="id388" draw:id="id38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6" draw:text-style-name="P13" xml:id="id391" draw:id="id39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9" draw:text-style-name="P4" draw:layer="layout" draw:line-skew="1.573cm" svg:x1="1.01cm" svg:y1="11.822cm" svg:x2="6.204cm" svg:y2="11.055cm" draw:start-shape="id386" draw:start-glue-point="3" draw:end-shape="id391" draw:end-glue-point="3" svg:d="M1010 11822h1071v-767h4123" svg:viewBox="0 0 5195 768">
          <text:p/>
        </draw:connector>
        <draw:custom-shape draw:style-name="gr367" draw:text-style-name="P64" xml:id="id392" draw:id="id39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8" draw:text-style-name="P64" xml:id="id393" draw:id="id39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9" draw:text-style-name="P4" draw:layer="layout" draw:line-skew="1.418cm" svg:x1="1.01cm" svg:y1="11.822cm" svg:x2="6.212cm" svg:y2="14.649cm" draw:start-shape="id386" draw:start-glue-point="3" draw:end-shape="id392" svg:d="M1010 11822h916v2827h4286" svg:viewBox="0 0 5203 2828">
          <text:p/>
        </draw:connector>
        <draw:connector draw:style-name="gr229" draw:text-style-name="P4" draw:layer="layout" draw:line-skew="1.393cm" svg:x1="1.01cm" svg:y1="11.822cm" svg:x2="6.204cm" svg:y2="15.893cm" draw:start-shape="id386" draw:start-glue-point="3" draw:end-shape="id393" draw:end-glue-point="3" svg:d="M1010 11822h891v4071h4303" svg:viewBox="0 0 5195 4072">
          <text:p/>
        </draw:connector>
        <draw:connector draw:style-name="gr229" draw:text-style-name="P4" draw:layer="layout" svg:x1="10.164cm" svg:y1="15.893cm" svg:x2="13.896cm" svg:y2="15.341cm" draw:start-shape="id393" draw:end-shape="id384" draw:end-glue-point="3" svg:d="M10164 15893h1874v-552h1858" svg:viewBox="0 0 3733 553">
          <text:p/>
        </draw:connector>
        <draw:connector draw:style-name="gr229" draw:text-style-name="P4" draw:layer="layout" svg:x1="14.385cm" svg:y1="15.341cm" svg:x2="18.879cm" svg:y2="13.047cm" draw:start-shape="id384" draw:start-glue-point="1" draw:end-shape="id394" svg:d="M14385 15341h2238v-2294h2256" svg:viewBox="0 0 4495 2295">
          <text:p/>
        </draw:connector>
        <draw:connector draw:style-name="gr229" draw:text-style-name="P4" draw:layer="layout" svg:x1="10.156cm" svg:y1="14.649cm" svg:x2="13.896cm" svg:y2="15.341cm" draw:start-shape="id392" draw:end-shape="id384" draw:end-glue-point="3" svg:d="M10156 14649h1878v692h1862" svg:viewBox="0 0 3741 693">
          <text:p/>
        </draw:connector>
        <draw:custom-shape draw:style-name="gr369" draw:text-style-name="P65" xml:id="id395" draw:id="id39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70" draw:text-style-name="P4" xml:id="id384" draw:id="id384" draw:layer="layout" svg:width="0.489cm" svg:height="0.385cm" svg:x="13.896cm" svg:y="15.149cm">
          <text:p/>
          <draw:enhanced-geometry svg:viewBox="0 0 21600 21600" draw:type="rectangle" draw:enhanced-path="M 0 0 L 21600 0 21600 21600 0 21600 0 0 Z N"/>
        </draw:custom-shape>
        <draw:connector draw:style-name="gr229" draw:text-style-name="P4" draw:layer="layout" draw:line-skew="1.418cm" svg:x1="1.01cm" svg:y1="11.822cm" svg:x2="6.196cm" svg:y2="12.362cm" draw:start-shape="id386" draw:start-glue-point="3" draw:end-shape="id395" svg:d="M1010 11822h916v540h4270" svg:viewBox="0 0 5187 541">
          <text:p/>
        </draw:connector>
        <draw:custom-shape draw:style-name="gr361" draw:text-style-name="P13" xml:id="id396" draw:id="id396" draw:layer="layout" svg:width="3.894cm" svg:height="0.733cm" svg:x="21.3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Any</text:p>
          <draw:enhanced-geometry svg:viewBox="0 0 21600 21600" draw:mirror-horizontal="false" draw:mirror-vertical="false" draw:type="rectangle" draw:enhanced-path="M 0 0 L 21600 0 21600 21600 0 21600 0 0 Z N"/>
        </draw:custom-shape>
        <draw:connector draw:style-name="gr229" draw:text-style-name="P4" draw:layer="layout" svg:x1="18.356cm" svg:y1="16.943cm" svg:x2="23.261cm" svg:y2="18.399cm" draw:start-shape="id380" draw:start-glue-point="2" draw:end-shape="id396" draw:end-glue-point="0" svg:d="M18356 16943v727h4905v729" svg:viewBox="0 0 4906 1457">
          <text:p/>
        </draw:connector>
        <draw:connector draw:style-name="gr229" draw:text-style-name="P4" draw:layer="layout" svg:x1="23.002cm" svg:y1="16.943cm" svg:x2="23.261cm" svg:y2="18.399cm" draw:start-shape="id382" draw:start-glue-point="2" draw:end-shape="id396" draw:end-glue-point="0" svg:d="M23002 16943v727h259v729" svg:viewBox="0 0 260 1457">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71"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2"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3" draw:text-style-name="P29" xml:id="id397" draw:id="id397"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4" draw:text-style-name="P29" xml:id="id398" draw:id="id398"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7" draw:start-glue-point="2" draw:end-shape="id398" draw:end-glue-point="0" svg:d="M15635 5543v1011" svg:viewBox="0 0 1 1012">
          <text:p/>
        </draw:connector>
        <draw:custom-shape draw:style-name="gr375" draw:text-style-name="P61" xml:id="id403" draw:id="id403"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5" draw:id="id405"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9.727cm" svg:y1="15.273cm" svg:x2="7.044cm" svg:y2="16.829cm" draw:start-shape="id399" draw:start-glue-point="2" draw:end-shape="id400" draw:end-glue-point="0" svg:d="M9727 15273v778h-2683v778" svg:viewBox="0 0 2684 1557">
          <text:p/>
        </draw:connector>
        <draw:custom-shape draw:style-name="gr376" draw:text-style-name="P61" xml:id="id404" draw:id="id404"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9.727cm" svg:y1="15.273cm" svg:x2="12.368cm" svg:y2="16.829cm" draw:start-shape="id399" draw:start-glue-point="2" draw:end-shape="id401" draw:end-glue-point="0" svg:d="M9727 15273v778h2641v778" svg:viewBox="0 0 2642 1557">
          <text:p/>
        </draw:connector>
        <draw:frame draw:style-name="gr377" draw:text-style-name="P66" draw:layer="layout" svg:width="1.378cm" svg:height="0.577cm" svg:x="8.998cm" svg:y="12.747cm">
          <draw:text-box>
            <text:p><text:span text:style-name="T2">Quitter</text:span></text:p>
          </draw:text-box>
        </draw:frame>
        <draw:custom-shape draw:style-name="gr378"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9" draw:text-style-name="P29" xml:id="id402" draw:id="id402"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8" draw:start-glue-point="1" draw:end-shape="id402" draw:end-glue-point="3" svg:d="M18104 6980h1694" svg:viewBox="0 0 1695 1">
          <text:p/>
        </draw:connector>
        <draw:frame draw:style-name="gr380" draw:text-style-name="P27" draw:layer="layout" svg:width="1.327cm" svg:height="0.497cm" svg:x="18.263cm" svg:y="7.137cm">
          <draw:text-box>
            <text:p><text:span text:style-name="T9">optional</text:span></text:p>
          </draw:text-box>
        </draw:frame>
        <draw:frame draw:style-name="gr283"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81"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2"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3"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7" draw:text-style-name="P20" xml:id="id401" draw:id="id401"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7" draw:text-style-name="P20" xml:id="id400" draw:id="id400"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7.044cm" svg:y1="17.563cm" svg:x2="7.044cm" svg:y2="19.275cm" draw:start-shape="id400" draw:start-glue-point="2" draw:end-shape="id403" draw:end-glue-point="0" svg:d="M7044 17563v1712" svg:viewBox="0 0 1 1713">
          <text:p/>
        </draw:connector>
        <draw:connector draw:style-name="gr229" draw:text-style-name="P4" draw:layer="layout" svg:x1="7.044cm" svg:y1="17.563cm" svg:x2="12.368cm" svg:y2="19.275cm" draw:start-shape="id400" draw:start-glue-point="2" draw:end-shape="id404" draw:end-glue-point="0" svg:d="M7044 17563v856h5324v856" svg:viewBox="0 0 5325 1713">
          <text:p/>
        </draw:connector>
        <draw:connector draw:style-name="gr229" draw:text-style-name="P4" draw:layer="layout" svg:x1="12.368cm" svg:y1="17.563cm" svg:x2="7.044cm" svg:y2="19.275cm" draw:start-shape="id401" draw:start-glue-point="2" draw:end-shape="id403" draw:end-glue-point="0" svg:d="M12368 17563v856h-5324v856" svg:viewBox="0 0 5325 1713">
          <text:p/>
        </draw:connector>
        <draw:connector draw:style-name="gr229" draw:text-style-name="P4" draw:layer="layout" svg:x1="12.368cm" svg:y1="17.563cm" svg:x2="12.368cm" svg:y2="19.275cm" draw:start-shape="id401" draw:start-glue-point="2" draw:end-shape="id404" draw:end-glue-point="0" svg:d="M12368 17563v1712" svg:viewBox="0 0 1 1713">
          <text:p/>
        </draw:connector>
        <draw:custom-shape draw:style-name="gr237" draw:text-style-name="P20" xml:id="id399" draw:id="id399"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9" draw:text-style-name="P4" draw:layer="layout" svg:x1="9.738cm" svg:y1="13.877cm" svg:x2="9.727cm" svg:y2="14.539cm" draw:start-shape="id405" draw:start-glue-point="8" draw:end-shape="id399" draw:end-glue-point="0" svg:d="M9738 13877v323h-11v339" svg:viewBox="0 0 12 663">
          <text:p/>
        </draw:connector>
      </draw:page>
      <draw:page draw:name="page35" draw:style-name="dp1" draw:master-page-name="Default">
        <draw:frame draw:style-name="gr384"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8" draw:id="id408"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9" draw:text-style-name="P4" draw:layer="layout" svg:x1="6.468cm" svg:y1="9.313cm" svg:x2="4.685cm" svg:y2="11.27cm" draw:start-shape="id406" draw:start-glue-point="2" draw:end-shape="id407" draw:end-glue-point="0" svg:d="M6468 9313v961h-1783v996" svg:viewBox="0 0 1784 1958">
          <text:p/>
        </draw:connector>
        <draw:frame draw:style-name="gr385" draw:text-style-name="P66" draw:layer="layout" svg:width="1.239cm" svg:height="0.577cm" svg:x="5.741cm" svg:y="6.439cm">
          <draw:text-box>
            <text:p><text:span text:style-name="T2">Ender</text:span></text:p>
          </draw:text-box>
        </draw:frame>
        <draw:connector draw:style-name="gr242" draw:layer="layout" svg:x1="6.469cm" svg:y1="7.642cm" svg:x2="6.468cm" svg:y2="8.579cm" draw:start-shape="id408" draw:start-glue-point="8" draw:end-shape="id406"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7" draw:text-style-name="P20" xml:id="id406" draw:id="id406"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3" draw:text-style-name="P63" draw:layer="layout" svg:x1="6.468cm" svg:y1="9.313cm" svg:x2="8.099cm" svg:y2="11.27cm" draw:start-shape="id406" draw:start-glue-point="2" draw:end-shape="id409" draw:end-glue-point="0" svg:d="M6468 9313v961h1631v996" svg:viewBox="0 0 1632 1958">
          <text:p/>
        </draw:connector>
        <draw:custom-shape draw:style-name="gr43" draw:text-style-name="P13" xml:id="id407" draw:id="id407"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9" draw:id="id409"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6" draw:text-style-name="P73" xml:id="id414" draw:id="id414"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7" draw:text-style-name="P20" xml:id="id415" draw:id="id415"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7" draw:text-style-name="P20" xml:id="id410" draw:id="id410"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6" draw:text-style-name="P61" xml:id="id412" draw:id="id412"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7" draw:text-style-name="P13" xml:id="id413" draw:id="id413"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6" draw:text-style-name="P61" xml:id="id416" draw:id="id416"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8" draw:text-style-name="P20" xml:id="id417" draw:id="id417"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3.069cm" svg:y1="6.008cm" svg:x2="8.448cm" svg:y2="7.359cm" draw:start-shape="id410" draw:start-glue-point="2" draw:end-shape="id411" draw:end-glue-point="0" svg:d="M13069 6008v676h-4621v675" svg:viewBox="0 0 4622 1352">
          <text:p/>
        </draw:connector>
        <draw:custom-shape draw:style-name="gr389" draw:text-style-name="P29" xml:id="id419" draw:id="id419"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5" draw:text-style-name="P13" xml:id="id418" draw:id="id418"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0.215cm" svg:x2="14.045cm" svg:y2="10.888cm" draw:start-shape="id412" draw:start-glue-point="2" draw:end-shape="id413" draw:end-glue-point="0" svg:d="M14045 10215v673" svg:viewBox="0 0 1 674">
          <text:p/>
        </draw:connector>
        <draw:connector draw:style-name="gr229" draw:text-style-name="P4" draw:layer="layout" draw:line-skew="0.798cm" svg:x1="14.035cm" svg:y1="2.792cm" svg:x2="14.045cm" svg:y2="3.487cm" draw:start-shape="id414" draw:start-glue-point="0" draw:end-shape="id415" draw:end-glue-point="0" svg:d="M14035 2792v297h10v398" svg:viewBox="0 0 11 696">
          <text:p/>
        </draw:connector>
        <draw:connector draw:style-name="gr229" draw:text-style-name="P4" draw:layer="layout" svg:x1="14.045cm" svg:y1="11.622cm" svg:x2="14.045cm" svg:y2="12.394cm" draw:start-shape="id413" draw:start-glue-point="2" draw:end-shape="id416" draw:end-glue-point="0" svg:d="M14045 11622v772" svg:viewBox="0 0 1 773">
          <text:p/>
        </draw:connector>
        <draw:connector draw:style-name="gr229" draw:text-style-name="P4" draw:layer="layout" svg:x1="14.045cm" svg:y1="13.128cm" svg:x2="14.045cm" svg:y2="13.701cm" draw:start-shape="id416" draw:start-glue-point="2" draw:end-shape="id417" draw:end-glue-point="0" svg:d="M14045 13128v573" svg:viewBox="0 0 1 574">
          <text:p/>
        </draw:connector>
        <draw:connector draw:style-name="gr229" draw:text-style-name="P4" draw:layer="layout" svg:x1="14.045cm" svg:y1="14.435cm" svg:x2="11.659cm" svg:y2="15.852cm" draw:start-shape="id417" draw:start-glue-point="2" draw:end-shape="id418" draw:end-glue-point="0" svg:d="M14045 14435v709h-2386v708" svg:viewBox="0 0 2387 1418">
          <text:p/>
        </draw:connector>
        <draw:connector draw:style-name="gr229" draw:text-style-name="P4" draw:layer="layout" svg:x1="11.659cm" svg:y1="16.586cm" svg:x2="14.045cm" svg:y2="18.015cm" draw:start-shape="id418" draw:start-glue-point="2" draw:end-shape="id419" draw:end-glue-point="0" svg:d="M11659 16586v715h2386v714" svg:viewBox="0 0 2387 1430">
          <text:p/>
        </draw:connector>
        <draw:custom-shape draw:style-name="gr237" draw:text-style-name="P20" xml:id="id420" draw:id="id420"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4.221cm" svg:x2="7.789cm" svg:y2="5.274cm" draw:start-shape="id415" draw:start-glue-point="2" draw:end-shape="id420" draw:end-glue-point="0" svg:d="M14045 4221v527h-6256v526" svg:viewBox="0 0 6257 1054">
          <text:p/>
        </draw:connector>
        <draw:connector draw:style-name="gr229" draw:text-style-name="P4" draw:layer="layout" svg:x1="7.789cm" svg:y1="6.008cm" svg:x2="8.448cm" svg:y2="7.359cm" draw:start-shape="id420" draw:start-glue-point="2" draw:end-shape="id411" draw:end-glue-point="0" svg:d="M7789 6008v676h659v675" svg:viewBox="0 0 660 1352">
          <text:p/>
        </draw:connector>
        <draw:frame draw:style-name="gr390" draw:text-style-name="P11" draw:layer="layout" svg:width="25.807cm" svg:height="1.354cm" svg:x="1.048cm" svg:y="0.974cm">
          <draw:text-box>
            <text:p text:style-name="P4"><text:span text:style-name="T6">Non-Eliminate Ender Deco Chain</text:span></text:p>
          </draw:text-box>
        </draw:frame>
        <draw:custom-shape draw:style-name="gr237" draw:text-style-name="P20" xml:id="id411" draw:id="id411"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2" draw:layer="layout" svg:x1="14.045cm" svg:y1="4.221cm" svg:x2="13.069cm" svg:y2="5.274cm" draw:start-shape="id415" draw:start-glue-point="2" draw:end-shape="id410" draw:end-glue-point="0" svg:d="M14045 4221v527h-976v526" svg:viewBox="0 0 977 1054">
          <text:p/>
        </draw:connector>
        <draw:custom-shape draw:style-name="gr391" draw:text-style-name="P13" xml:id="id421" draw:id="id421"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14.435cm" svg:x2="16.651cm" svg:y2="15.852cm" draw:start-shape="id417" draw:start-glue-point="2" draw:end-shape="id421" draw:end-glue-point="0" svg:d="M14045 14435v709h2606v708" svg:viewBox="0 0 2607 1418">
          <text:p/>
        </draw:connector>
        <draw:connector draw:style-name="gr229" draw:text-style-name="P4" draw:layer="layout" svg:x1="16.651cm" svg:y1="16.586cm" svg:x2="14.045cm" svg:y2="18.015cm" draw:start-shape="id421" draw:start-glue-point="2" draw:end-shape="id419" draw:end-glue-point="0" svg:d="M16651 16586v715h-2606v714" svg:viewBox="0 0 2607 1430">
          <text:p/>
        </draw:connector>
        <draw:custom-shape draw:style-name="gr237" draw:text-style-name="P20" xml:id="id422" draw:id="id422"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7" draw:text-style-name="P20" xml:id="id423" draw:id="id423"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3cm" svg:y1="8.093cm" svg:x2="14.045cm" svg:y2="9.481cm" draw:start-shape="id422" draw:start-glue-point="2" draw:end-shape="id412" draw:end-glue-point="0" svg:d="M14030 8093v694h15v694" svg:viewBox="0 0 16 1389">
          <text:p/>
        </draw:connector>
        <draw:connector draw:style-name="gr229" draw:text-style-name="P4" draw:layer="layout" svg:x1="7.789cm" svg:y1="6.008cm" svg:x2="14.03cm" svg:y2="7.359cm" draw:start-shape="id420" draw:start-glue-point="2" draw:end-shape="id422" draw:end-glue-point="0" svg:d="M7789 6008v676h6241v675" svg:viewBox="0 0 6242 1352">
          <text:p/>
        </draw:connector>
        <draw:connector draw:style-name="gr229" draw:text-style-name="P4" draw:layer="layout" svg:x1="7.789cm" svg:y1="6.008cm" svg:x2="19.031cm" svg:y2="7.359cm" draw:start-shape="id420" draw:start-glue-point="2" draw:end-shape="id423" draw:end-glue-point="0" svg:d="M7789 6008v676h11242v675" svg:viewBox="0 0 11243 1352">
          <text:p/>
        </draw:connector>
        <draw:connector draw:style-name="gr229" draw:text-style-name="P4" draw:layer="layout" svg:x1="8.448cm" svg:y1="8.093cm" svg:x2="14.045cm" svg:y2="9.481cm" draw:start-shape="id411" draw:start-glue-point="2" draw:end-shape="id412" draw:end-glue-point="0" svg:d="M8448 8093v694h5597v694" svg:viewBox="0 0 5598 1389">
          <text:p/>
        </draw:connector>
        <draw:connector draw:style-name="gr229" draw:text-style-name="P4" draw:layer="layout" svg:x1="19.031cm" svg:y1="8.093cm" svg:x2="14.045cm" svg:y2="9.481cm" draw:start-shape="id423" draw:start-glue-point="2" draw:end-shape="id412" draw:end-glue-point="0" svg:d="M19031 8093v694h-4986v694" svg:viewBox="0 0 4987 1389">
          <text:p/>
        </draw:connector>
        <draw:custom-shape draw:style-name="gr392" draw:text-style-name="P20" xml:id="id424" draw:id="id424"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4.221cm" svg:x2="18.993cm" svg:y2="5.274cm" draw:start-shape="id415" draw:start-glue-point="2" draw:end-shape="id424" draw:end-glue-point="0" svg:d="M14045 4221v527h4948v526" svg:viewBox="0 0 4949 1054">
          <text:p/>
        </draw:connector>
        <draw:connector draw:style-name="gr229" draw:text-style-name="P4" draw:layer="layout" svg:x1="18.993cm" svg:y1="6.008cm" svg:x2="19.031cm" svg:y2="7.359cm" draw:start-shape="id424" draw:start-glue-point="2" draw:end-shape="id423" draw:end-glue-point="0" svg:d="M18993 6008v676h38v675" svg:viewBox="0 0 39 1352">
          <text:p/>
        </draw:connector>
        <draw:connector draw:style-name="gr229" draw:text-style-name="P4" draw:layer="layout" svg:x1="18.993cm" svg:y1="6.008cm" svg:x2="14.03cm" svg:y2="7.359cm" draw:start-shape="id424" draw:start-glue-point="2" draw:end-shape="id422" draw:end-glue-point="0" svg:d="M18993 6008v676h-4963v675" svg:viewBox="0 0 4964 1352">
          <text:p/>
        </draw:connector>
        <draw:connector draw:style-name="gr229" draw:text-style-name="P4" draw:layer="layout" svg:x1="18.993cm" svg:y1="6.008cm" svg:x2="8.448cm" svg:y2="7.359cm" draw:start-shape="id424" draw:start-glue-point="2" draw:end-shape="id411" draw:end-glue-point="0" svg:d="M18993 6008v676h-10545v675" svg:viewBox="0 0 10546 1352">
          <text:p/>
        </draw:connector>
      </draw:page>
      <draw:page draw:name="page37" draw:style-name="dp1" draw:master-page-name="Default">
        <draw:custom-shape draw:style-name="gr393" draw:text-style-name="P75" xml:id="id428" draw:id="id428"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4" draw:text-style-name="P61" xml:id="id425" draw:id="id425"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01cm" svg:y1="6.576cm" svg:x2="5.149cm" svg:y2="7.844cm" draw:end-shape="id425" draw:end-glue-point="0" svg:d="M14001 6576v375h-8852v893" svg:viewBox="0 0 8853 1269">
          <text:p/>
        </draw:connector>
        <draw:custom-shape draw:style-name="gr395" draw:text-style-name="P61" xml:id="id430" draw:id="id430"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6" draw:text-style-name="P11" draw:layer="layout" svg:width="25.781cm" svg:height="1.143cm" svg:x="1.048cm" svg:y="0.974cm">
          <draw:text-box>
            <text:p text:style-name="P4"><text:span text:style-name="T6">Eliminate Ender Deco Chains</text:span></text:p>
          </draw:text-box>
        </draw:frame>
        <draw:custom-shape draw:style-name="gr245" draw:text-style-name="P13" xml:id="id427" draw:id="id427"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4" draw:text-style-name="P65" xml:id="id426" draw:id="id426"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2" draw:layer="layout" svg:x1="14.001cm" svg:y1="6.576cm" svg:x2="13.441cm" svg:y2="7.844cm" draw:end-shape="id426" draw:end-glue-point="0" svg:d="M14001 6576v375h-560v893" svg:viewBox="0 0 561 1269">
          <text:p/>
        </draw:connector>
        <draw:connector draw:style-name="gr242" draw:layer="layout" svg:x1="5.149cm" svg:y1="8.867cm" svg:x2="5.149cm" svg:y2="9.476cm" draw:start-shape="id425" draw:start-glue-point="2" draw:end-shape="id427" draw:end-glue-point="0" svg:d="M5149 8867v609" svg:viewBox="0 0 1 610">
          <text:p/>
        </draw:connector>
        <draw:connector draw:style-name="gr243" draw:text-style-name="P63" draw:layer="layout" draw:line-skew="1.057cm" svg:x1="13.89cm" svg:y1="4.022cm" svg:x2="13.901cm" svg:y2="5.842cm" draw:start-shape="id428" draw:start-glue-point="0" draw:end-shape="id429" draw:end-glue-point="0" svg:d="M13890 4022v556h11v1264" svg:viewBox="0 0 12 1821">
          <text:p/>
        </draw:connector>
        <draw:custom-shape draw:style-name="gr237" draw:text-style-name="P20" xml:id="id429" draw:id="id429"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9" draw:text-style-name="P4" draw:layer="layout" svg:x1="14.001cm" svg:y1="6.576cm" svg:x2="23.053cm" svg:y2="7.844cm" draw:end-shape="id430" draw:end-glue-point="0" svg:d="M14001 6576v375h9052v893" svg:viewBox="0 0 9053 1269">
          <text:p/>
        </draw:connector>
        <draw:custom-shape draw:style-name="gr245" draw:text-style-name="P13" xml:id="id431" draw:id="id431"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5" draw:text-style-name="P13" xml:id="id432" draw:id="id432"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7" draw:layer="layout" draw:line-skew="-1.095cm" svg:x1="7.689cm" svg:y1="8.355cm" svg:x2="13.14cm" svg:y2="12.024cm" draw:start-shape="id425" draw:start-glue-point="1" draw:end-shape="id431" draw:end-glue-point="3" svg:d="M7689 8355h1630v3669h3821" svg:viewBox="0 0 5452 3670">
          <text:p/>
        </draw:connector>
        <draw:connector draw:style-name="gr397" draw:layer="layout" draw:line-skew="0.328cm" svg:x1="15.981cm" svg:y1="8.355cm" svg:x2="13.14cm" svg:y2="12.024cm" draw:start-shape="id426" draw:start-glue-point="1" draw:end-shape="id431" draw:end-glue-point="3" svg:d="M15981 8355h845v1907h-4204v1762h518" svg:viewBox="0 0 4205 3670">
          <text:p/>
        </draw:connector>
        <draw:connector draw:style-name="gr397" draw:layer="layout" svg:x1="23.053cm" svg:y1="8.867cm" svg:x2="23.053cm" svg:y2="11.657cm" draw:start-shape="id430" draw:start-glue-point="2" draw:end-shape="id432"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30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7H42M22S</meta:editing-duration>
    <meta:editing-cycles>300</meta:editing-cycles>
    <meta:generator>LibreOffice/7.3.2.2$Windows_X86_64 LibreOffice_project/49f2b1bff42cfccbd8f788c8dc32c1c309559be0</meta:generator>
    <dc:date>2025-09-30T10:10:38.130000000</dc:date>
    <meta:document-statistic meta:object-count="1092"/>
  </office:meta>
</office:document-meta>
</file>